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==10" table:style-name="ta1">
        <table:shapes>
          <draw:frame draw:z-index="0" draw:style-name="gr1" draw:text-style-name="P1" svg:width="6.3031in" svg:height="3.5469in" svg:x="2.9988in" svg:y="1.1646in">
            <draw:object draw:notify-on-update-of-ranges="'p==10'.A2:'p==10'.A514 'p==10'.B2:'p==10'.B5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id == 1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77" calcext:value-type="float">
            <text:p>427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97" calcext:value-type="float">
            <text:p>439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17" calcext:value-type="float">
            <text:p>4517</text:p>
          </table:table-cell>
          <table:table-cell/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37" calcext:value-type="float">
            <text:p>463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57" calcext:value-type="float">
            <text:p>475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77" calcext:value-type="float">
            <text:p>487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97" calcext:value-type="float">
            <text:p>499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17" calcext:value-type="float">
            <text:p>511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37" calcext:value-type="float">
            <text:p>523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57" calcext:value-type="float">
            <text:p>535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77" calcext:value-type="float">
            <text:p>547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97" calcext:value-type="float">
            <text:p>559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17" calcext:value-type="float">
            <text:p>571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37" calcext:value-type="float">
            <text:p>583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57" calcext:value-type="float">
            <text:p>595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77" calcext:value-type="float">
            <text:p>607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97" calcext:value-type="float">
            <text:p>619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17" calcext:value-type="float">
            <text:p>631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36" calcext:value-type="float">
            <text:p>643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56" calcext:value-type="float">
            <text:p>655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76" calcext:value-type="float">
            <text:p>667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96" calcext:value-type="float">
            <text:p>679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16" calcext:value-type="float">
            <text:p>69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36" calcext:value-type="float">
            <text:p>703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46" calcext:value-type="float">
            <text:p>714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56" calcext:value-type="float">
            <text:p>725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66" calcext:value-type="float">
            <text:p>736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6" calcext:value-type="float">
            <text:p>747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86" calcext:value-type="float">
            <text:p>758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96" calcext:value-type="float">
            <text:p>769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06" calcext:value-type="float">
            <text:p>780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16" calcext:value-type="float">
            <text:p>791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26" calcext:value-type="float">
            <text:p>802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36" calcext:value-type="float">
            <text:p>813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46" calcext:value-type="float">
            <text:p>824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56" calcext:value-type="float">
            <text:p>835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66" calcext:value-type="float">
            <text:p>846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76" calcext:value-type="float">
            <text:p>857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686" calcext:value-type="float">
            <text:p>868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96" calcext:value-type="float">
            <text:p>879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06" calcext:value-type="float">
            <text:p>890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16" calcext:value-type="float">
            <text:p>901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26" calcext:value-type="float">
            <text:p>912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46" calcext:value-type="float">
            <text:p>924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66" calcext:value-type="float">
            <text:p>936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86" calcext:value-type="float">
            <text:p>948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96" calcext:value-type="float">
            <text:p>959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06" calcext:value-type="float">
            <text:p>970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16" calcext:value-type="float">
            <text:p>981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26" calcext:value-type="float">
            <text:p>992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36" calcext:value-type="float">
            <text:p>1003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56" calcext:value-type="float">
            <text:p>1015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76" calcext:value-type="float">
            <text:p>1027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96" calcext:value-type="float">
            <text:p>1039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16" calcext:value-type="float">
            <text:p>1051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36" calcext:value-type="float">
            <text:p>1063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56" calcext:value-type="float">
            <text:p>1075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76" calcext:value-type="float">
            <text:p>1087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96" calcext:value-type="float">
            <text:p>1099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116" calcext:value-type="float">
            <text:p>1111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236" calcext:value-type="float">
            <text:p>1123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356" calcext:value-type="float">
            <text:p>1135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476" calcext:value-type="float">
            <text:p>1147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596" calcext:value-type="float">
            <text:p>1159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716" calcext:value-type="float">
            <text:p>117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836" calcext:value-type="float">
            <text:p>1183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956" calcext:value-type="float">
            <text:p>1195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076" calcext:value-type="float">
            <text:p>1207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196" calcext:value-type="float">
            <text:p>1219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316" calcext:value-type="float">
            <text:p>123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436" calcext:value-type="float">
            <text:p>1243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556" calcext:value-type="float">
            <text:p>1255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676" calcext:value-type="float">
            <text:p>1267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796" calcext:value-type="float">
            <text:p>1279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916" calcext:value-type="float">
            <text:p>129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036" calcext:value-type="float">
            <text:p>1303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156" calcext:value-type="float">
            <text:p>1315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276" calcext:value-type="float">
            <text:p>1327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396" calcext:value-type="float">
            <text:p>1339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516" calcext:value-type="float">
            <text:p>1351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635" calcext:value-type="float">
            <text:p>1363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755" calcext:value-type="float">
            <text:p>1375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875" calcext:value-type="float">
            <text:p>1387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995" calcext:value-type="float">
            <text:p>1399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115" calcext:value-type="float">
            <text:p>141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235" calcext:value-type="float">
            <text:p>1423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355" calcext:value-type="float">
            <text:p>1435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75" calcext:value-type="float">
            <text:p>1447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95" calcext:value-type="float">
            <text:p>1459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715" calcext:value-type="float">
            <text:p>1471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835" calcext:value-type="float">
            <text:p>1483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955" calcext:value-type="float">
            <text:p>1495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075" calcext:value-type="float">
            <text:p>1507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195" calcext:value-type="float">
            <text:p>1519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315" calcext:value-type="float">
            <text:p>1531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435" calcext:value-type="float">
            <text:p>1543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555" calcext:value-type="float">
            <text:p>1555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675" calcext:value-type="float">
            <text:p>1567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795" calcext:value-type="float">
            <text:p>1579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915" calcext:value-type="float">
            <text:p>1591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035" calcext:value-type="float">
            <text:p>1603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155" calcext:value-type="float">
            <text:p>1615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275" calcext:value-type="float">
            <text:p>1627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395" calcext:value-type="float">
            <text:p>1639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515" calcext:value-type="float">
            <text:p>1651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635" calcext:value-type="float">
            <text:p>1663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755" calcext:value-type="float">
            <text:p>1675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875" calcext:value-type="float">
            <text:p>1687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995" calcext:value-type="float">
            <text:p>1699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115" calcext:value-type="float">
            <text:p>1711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235" calcext:value-type="float">
            <text:p>1723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355" calcext:value-type="float">
            <text:p>1735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75" calcext:value-type="float">
            <text:p>1747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595" calcext:value-type="float">
            <text:p>1759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715" calcext:value-type="float">
            <text:p>1771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835" calcext:value-type="float">
            <text:p>1783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955" calcext:value-type="float">
            <text:p>1795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075" calcext:value-type="float">
            <text:p>1807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195" calcext:value-type="float">
            <text:p>1819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315" calcext:value-type="float">
            <text:p>1831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435" calcext:value-type="float">
            <text:p>1843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555" calcext:value-type="float">
            <text:p>1855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675" calcext:value-type="float">
            <text:p>1867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795" calcext:value-type="float">
            <text:p>1879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915" calcext:value-type="float">
            <text:p>1891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035" calcext:value-type="float">
            <text:p>1903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155" calcext:value-type="float">
            <text:p>1915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275" calcext:value-type="float">
            <text:p>1927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395" calcext:value-type="float">
            <text:p>1939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515" calcext:value-type="float">
            <text:p>1951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635" calcext:value-type="float">
            <text:p>1963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755" calcext:value-type="float">
            <text:p>1975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875" calcext:value-type="float">
            <text:p>1987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995" calcext:value-type="float">
            <text:p>1999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15" calcext:value-type="float">
            <text:p>2011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235" calcext:value-type="float">
            <text:p>2023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355" calcext:value-type="float">
            <text:p>2035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475" calcext:value-type="float">
            <text:p>2047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595" calcext:value-type="float">
            <text:p>2059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715" calcext:value-type="float">
            <text:p>2071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834" calcext:value-type="float">
            <text:p>2083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954" calcext:value-type="float">
            <text:p>2095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074" calcext:value-type="float">
            <text:p>2107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194" calcext:value-type="float">
            <text:p>2119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314" calcext:value-type="float">
            <text:p>2131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434" calcext:value-type="float">
            <text:p>2143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554" calcext:value-type="float">
            <text:p>2155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674" calcext:value-type="float">
            <text:p>2167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794" calcext:value-type="float">
            <text:p>2179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914" calcext:value-type="float">
            <text:p>2191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034" calcext:value-type="float">
            <text:p>2203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154" calcext:value-type="float">
            <text:p>2215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274" calcext:value-type="float">
            <text:p>2227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394" calcext:value-type="float">
            <text:p>2239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514" calcext:value-type="float">
            <text:p>2251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634" calcext:value-type="float">
            <text:p>2263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754" calcext:value-type="float">
            <text:p>2275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874" calcext:value-type="float">
            <text:p>2287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994" calcext:value-type="float">
            <text:p>2299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114" calcext:value-type="float">
            <text:p>231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234" calcext:value-type="float">
            <text:p>2323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354" calcext:value-type="float">
            <text:p>2335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474" calcext:value-type="float">
            <text:p>2347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594" calcext:value-type="float">
            <text:p>2359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714" calcext:value-type="float">
            <text:p>2371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834" calcext:value-type="float">
            <text:p>2383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954" calcext:value-type="float">
            <text:p>2395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074" calcext:value-type="float">
            <text:p>2407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194" calcext:value-type="float">
            <text:p>2419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314" calcext:value-type="float">
            <text:p>2431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434" calcext:value-type="float">
            <text:p>2443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554" calcext:value-type="float">
            <text:p>2455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674" calcext:value-type="float">
            <text:p>2467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794" calcext:value-type="float">
            <text:p>2479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914" calcext:value-type="float">
            <text:p>2491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34" calcext:value-type="float">
            <text:p>2503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54" calcext:value-type="float">
            <text:p>2515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274" calcext:value-type="float">
            <text:p>2527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394" calcext:value-type="float">
            <text:p>2539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14" calcext:value-type="float">
            <text:p>2551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634" calcext:value-type="float">
            <text:p>2563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754" calcext:value-type="float">
            <text:p>2575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874" calcext:value-type="float">
            <text:p>2587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994" calcext:value-type="float">
            <text:p>2599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114" calcext:value-type="float">
            <text:p>2611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234" calcext:value-type="float">
            <text:p>2623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354" calcext:value-type="float">
            <text:p>2635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474" calcext:value-type="float">
            <text:p>2647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594" calcext:value-type="float">
            <text:p>2659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714" calcext:value-type="float">
            <text:p>2671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834" calcext:value-type="float">
            <text:p>2683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954" calcext:value-type="float">
            <text:p>2695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074" calcext:value-type="float">
            <text:p>2707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194" calcext:value-type="float">
            <text:p>2719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314" calcext:value-type="float">
            <text:p>2731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434" calcext:value-type="float">
            <text:p>2743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554" calcext:value-type="float">
            <text:p>2755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674" calcext:value-type="float">
            <text:p>2767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794" calcext:value-type="float">
            <text:p>2779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914" calcext:value-type="float">
            <text:p>2791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033" calcext:value-type="float">
            <text:p>2803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153" calcext:value-type="float">
            <text:p>2815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273" calcext:value-type="float">
            <text:p>2827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393" calcext:value-type="float">
            <text:p>2839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513" calcext:value-type="float">
            <text:p>2851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633" calcext:value-type="float">
            <text:p>2863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753" calcext:value-type="float">
            <text:p>2875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873" calcext:value-type="float">
            <text:p>2887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993" calcext:value-type="float">
            <text:p>2899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113" calcext:value-type="float">
            <text:p>2911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233" calcext:value-type="float">
            <text:p>2923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353" calcext:value-type="float">
            <text:p>2935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473" calcext:value-type="float">
            <text:p>2947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593" calcext:value-type="float">
            <text:p>2959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713" calcext:value-type="float">
            <text:p>297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833" calcext:value-type="float">
            <text:p>2983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953" calcext:value-type="float">
            <text:p>2995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73" calcext:value-type="float">
            <text:p>3007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193" calcext:value-type="float">
            <text:p>3019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313" calcext:value-type="float">
            <text:p>303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433" calcext:value-type="float">
            <text:p>3043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553" calcext:value-type="float">
            <text:p>3055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673" calcext:value-type="float">
            <text:p>3067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793" calcext:value-type="float">
            <text:p>3079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913" calcext:value-type="float">
            <text:p>3091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033" calcext:value-type="float">
            <text:p>3103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153" calcext:value-type="float">
            <text:p>3115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273" calcext:value-type="float">
            <text:p>3127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393" calcext:value-type="float">
            <text:p>3139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513" calcext:value-type="float">
            <text:p>3151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633" calcext:value-type="float">
            <text:p>3163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753" calcext:value-type="float">
            <text:p>3175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873" calcext:value-type="float">
            <text:p>3187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993" calcext:value-type="float">
            <text:p>3199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113" calcext:value-type="float">
            <text:p>3211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233" calcext:value-type="float">
            <text:p>3223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353" calcext:value-type="float">
            <text:p>3235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473" calcext:value-type="float">
            <text:p>3247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593" calcext:value-type="float">
            <text:p>3259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713" calcext:value-type="float">
            <text:p>3271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833" calcext:value-type="float">
            <text:p>3283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953" calcext:value-type="float">
            <text:p>3295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073" calcext:value-type="float">
            <text:p>3307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193" calcext:value-type="float">
            <text:p>3319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313" calcext:value-type="float">
            <text:p>3331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433" calcext:value-type="float">
            <text:p>3343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553" calcext:value-type="float">
            <text:p>3355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673" calcext:value-type="float">
            <text:p>3367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793" calcext:value-type="float">
            <text:p>3379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913" calcext:value-type="float">
            <text:p>3391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033" calcext:value-type="float">
            <text:p>3403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153" calcext:value-type="float">
            <text:p>3415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273" calcext:value-type="float">
            <text:p>3427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393" calcext:value-type="float">
            <text:p>3439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513" calcext:value-type="float">
            <text:p>3451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633" calcext:value-type="float">
            <text:p>3463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753" calcext:value-type="float">
            <text:p>3475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873" calcext:value-type="float">
            <text:p>3487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993" calcext:value-type="float">
            <text:p>3499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113" calcext:value-type="float">
            <text:p>3511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232" calcext:value-type="float">
            <text:p>3523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352" calcext:value-type="float">
            <text:p>3535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472" calcext:value-type="float">
            <text:p>3547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592" calcext:value-type="float">
            <text:p>3559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712" calcext:value-type="float">
            <text:p>3571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832" calcext:value-type="float">
            <text:p>3583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952" calcext:value-type="float">
            <text:p>3595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072" calcext:value-type="float">
            <text:p>3607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192" calcext:value-type="float">
            <text:p>3619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312" calcext:value-type="float">
            <text:p>3631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432" calcext:value-type="float">
            <text:p>3643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552" calcext:value-type="float">
            <text:p>3655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672" calcext:value-type="float">
            <text:p>3667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792" calcext:value-type="float">
            <text:p>3679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912" calcext:value-type="float">
            <text:p>3691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032" calcext:value-type="float">
            <text:p>3703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152" calcext:value-type="float">
            <text:p>3715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272" calcext:value-type="float">
            <text:p>3727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392" calcext:value-type="float">
            <text:p>3739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512" calcext:value-type="float">
            <text:p>3751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632" calcext:value-type="float">
            <text:p>3763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752" calcext:value-type="float">
            <text:p>3775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872" calcext:value-type="float">
            <text:p>3787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992" calcext:value-type="float">
            <text:p>3799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112" calcext:value-type="float">
            <text:p>3811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232" calcext:value-type="float">
            <text:p>3823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352" calcext:value-type="float">
            <text:p>3835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472" calcext:value-type="float">
            <text:p>3847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592" calcext:value-type="float">
            <text:p>3859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712" calcext:value-type="float">
            <text:p>387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832" calcext:value-type="float">
            <text:p>3883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952" calcext:value-type="float">
            <text:p>3895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072" calcext:value-type="float">
            <text:p>3907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192" calcext:value-type="float">
            <text:p>3919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312" calcext:value-type="float">
            <text:p>393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432" calcext:value-type="float">
            <text:p>3943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552" calcext:value-type="float">
            <text:p>3955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672" calcext:value-type="float">
            <text:p>3967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792" calcext:value-type="float">
            <text:p>3979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912" calcext:value-type="float">
            <text:p>3991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32" calcext:value-type="float">
            <text:p>4003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152" calcext:value-type="float">
            <text:p>4015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272" calcext:value-type="float">
            <text:p>4027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392" calcext:value-type="float">
            <text:p>4039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512" calcext:value-type="float">
            <text:p>405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632" calcext:value-type="float">
            <text:p>4063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752" calcext:value-type="float">
            <text:p>4075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872" calcext:value-type="float">
            <text:p>4087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992" calcext:value-type="float">
            <text:p>4099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112" calcext:value-type="float">
            <text:p>411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232" calcext:value-type="float">
            <text:p>4123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352" calcext:value-type="float">
            <text:p>4135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472" calcext:value-type="float">
            <text:p>4147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592" calcext:value-type="float">
            <text:p>4159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712" calcext:value-type="float">
            <text:p>417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832" calcext:value-type="float">
            <text:p>4183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952" calcext:value-type="float">
            <text:p>4195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072" calcext:value-type="float">
            <text:p>4207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192" calcext:value-type="float">
            <text:p>4219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312" calcext:value-type="float">
            <text:p>4231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431" calcext:value-type="float">
            <text:p>4243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551" calcext:value-type="float">
            <text:p>4255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671" calcext:value-type="float">
            <text:p>4267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791" calcext:value-type="float">
            <text:p>4279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911" calcext:value-type="float">
            <text:p>429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031" calcext:value-type="float">
            <text:p>4303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151" calcext:value-type="float">
            <text:p>4315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271" calcext:value-type="float">
            <text:p>4327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391" calcext:value-type="float">
            <text:p>43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511" calcext:value-type="float">
            <text:p>4351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631" calcext:value-type="float">
            <text:p>4363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751" calcext:value-type="float">
            <text:p>4375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871" calcext:value-type="float">
            <text:p>4387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991" calcext:value-type="float">
            <text:p>4399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111" calcext:value-type="float">
            <text:p>4411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231" calcext:value-type="float">
            <text:p>4423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351" calcext:value-type="float">
            <text:p>4435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471" calcext:value-type="float">
            <text:p>4447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591" calcext:value-type="float">
            <text:p>4459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711" calcext:value-type="float">
            <text:p>4471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831" calcext:value-type="float">
            <text:p>4483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951" calcext:value-type="float">
            <text:p>4495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071" calcext:value-type="float">
            <text:p>4507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191" calcext:value-type="float">
            <text:p>4519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311" calcext:value-type="float">
            <text:p>4531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431" calcext:value-type="float">
            <text:p>4543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551" calcext:value-type="float">
            <text:p>4555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671" calcext:value-type="float">
            <text:p>4567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791" calcext:value-type="float">
            <text:p>4579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911" calcext:value-type="float">
            <text:p>4591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031" calcext:value-type="float">
            <text:p>4603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151" calcext:value-type="float">
            <text:p>4615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271" calcext:value-type="float">
            <text:p>4627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391" calcext:value-type="float">
            <text:p>4639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511" calcext:value-type="float">
            <text:p>4651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631" calcext:value-type="float">
            <text:p>4663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751" calcext:value-type="float">
            <text:p>4675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871" calcext:value-type="float">
            <text:p>4687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991" calcext:value-type="float">
            <text:p>4699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111" calcext:value-type="float">
            <text:p>4711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231" calcext:value-type="float">
            <text:p>4723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351" calcext:value-type="float">
            <text:p>4735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471" calcext:value-type="float">
            <text:p>4747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591" calcext:value-type="float">
            <text:p>4759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711" calcext:value-type="float">
            <text:p>4771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831" calcext:value-type="float">
            <text:p>4783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951" calcext:value-type="float">
            <text:p>4795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071" calcext:value-type="float">
            <text:p>4807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191" calcext:value-type="float">
            <text:p>4819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311" calcext:value-type="float">
            <text:p>4831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431" calcext:value-type="float">
            <text:p>4843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551" calcext:value-type="float">
            <text:p>4855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671" calcext:value-type="float">
            <text:p>4867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791" calcext:value-type="float">
            <text:p>4879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911" calcext:value-type="float">
            <text:p>4891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031" calcext:value-type="float">
            <text:p>4903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151" calcext:value-type="float">
            <text:p>4915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271" calcext:value-type="float">
            <text:p>4927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391" calcext:value-type="float">
            <text:p>4939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511" calcext:value-type="float">
            <text:p>4951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630" calcext:value-type="float">
            <text:p>4963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750" calcext:value-type="float">
            <text:p>4975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870" calcext:value-type="float">
            <text:p>4987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990" calcext:value-type="float">
            <text:p>4999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110" calcext:value-type="float">
            <text:p>5011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230" calcext:value-type="float">
            <text:p>5023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350" calcext:value-type="float">
            <text:p>5035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470" calcext:value-type="float">
            <text:p>5047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590" calcext:value-type="float">
            <text:p>5059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710" calcext:value-type="float">
            <text:p>5071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830" calcext:value-type="float">
            <text:p>5083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950" calcext:value-type="float">
            <text:p>5095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070" calcext:value-type="float">
            <text:p>5107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190" calcext:value-type="float">
            <text:p>5119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310" calcext:value-type="float">
            <text:p>5131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430" calcext:value-type="float">
            <text:p>5143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550" calcext:value-type="float">
            <text:p>5155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670" calcext:value-type="float">
            <text:p>5167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790" calcext:value-type="float">
            <text:p>5179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910" calcext:value-type="float">
            <text:p>5191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030" calcext:value-type="float">
            <text:p>5203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150" calcext:value-type="float">
            <text:p>5215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270" calcext:value-type="float">
            <text:p>5227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390" calcext:value-type="float">
            <text:p>5239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510" calcext:value-type="float">
            <text:p>5251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630" calcext:value-type="float">
            <text:p>5263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750" calcext:value-type="float">
            <text:p>5275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870" calcext:value-type="float">
            <text:p>5287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990" calcext:value-type="float">
            <text:p>5299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110" calcext:value-type="float">
            <text:p>5311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230" calcext:value-type="float">
            <text:p>5323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350" calcext:value-type="float">
            <text:p>5335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470" calcext:value-type="float">
            <text:p>5347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590" calcext:value-type="float">
            <text:p>5359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710" calcext:value-type="float">
            <text:p>5371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830" calcext:value-type="float">
            <text:p>5383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950" calcext:value-type="float">
            <text:p>5395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070" calcext:value-type="float">
            <text:p>5407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190" calcext:value-type="float">
            <text:p>5419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310" calcext:value-type="float">
            <text:p>5431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430" calcext:value-type="float">
            <text:p>5443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550" calcext:value-type="float">
            <text:p>5455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670" calcext:value-type="float">
            <text:p>5467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790" calcext:value-type="float">
            <text:p>5479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910" calcext:value-type="float">
            <text:p>5491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030" calcext:value-type="float">
            <text:p>5503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150" calcext:value-type="float">
            <text:p>5515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270" calcext:value-type="float">
            <text:p>5527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390" calcext:value-type="float">
            <text:p>5539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510" calcext:value-type="float">
            <text:p>5551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630" calcext:value-type="float">
            <text:p>5563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750" calcext:value-type="float">
            <text:p>5575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870" calcext:value-type="float">
            <text:p>5587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990" calcext:value-type="float">
            <text:p>5599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110" calcext:value-type="float">
            <text:p>5611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230" calcext:value-type="float">
            <text:p>5623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350" calcext:value-type="float">
            <text:p>5635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470" calcext:value-type="float">
            <text:p>5647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590" calcext:value-type="float">
            <text:p>5659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710" calcext:value-type="float">
            <text:p>5671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829" calcext:value-type="float">
            <text:p>568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949" calcext:value-type="float">
            <text:p>5694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069" calcext:value-type="float">
            <text:p>5706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189" calcext:value-type="float">
            <text:p>5718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309" calcext:value-type="float">
            <text:p>5730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429" calcext:value-type="float">
            <text:p>574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549" calcext:value-type="float">
            <text:p>5754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669" calcext:value-type="float">
            <text:p>5766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789" calcext:value-type="float">
            <text:p>5778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909" calcext:value-type="float">
            <text:p>5790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029" calcext:value-type="float">
            <text:p>580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149" calcext:value-type="float">
            <text:p>5814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269" calcext:value-type="float">
            <text:p>5826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389" calcext:value-type="float">
            <text:p>5838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509" calcext:value-type="float">
            <text:p>5850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629" calcext:value-type="float">
            <text:p>586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749" calcext:value-type="float">
            <text:p>5874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869" calcext:value-type="float">
            <text:p>5886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989" calcext:value-type="float">
            <text:p>5898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109" calcext:value-type="float">
            <text:p>5910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229" calcext:value-type="float">
            <text:p>592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349" calcext:value-type="float">
            <text:p>5934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469" calcext:value-type="float">
            <text:p>5946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589" calcext:value-type="float">
            <text:p>5958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709" calcext:value-type="float">
            <text:p>5970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829" calcext:value-type="float">
            <text:p>598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949" calcext:value-type="float">
            <text:p>5994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069" calcext:value-type="float">
            <text:p>6006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189" calcext:value-type="float">
            <text:p>6018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309" calcext:value-type="float">
            <text:p>6030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429" calcext:value-type="float">
            <text:p>604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549" calcext:value-type="float">
            <text:p>6054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669" calcext:value-type="float">
            <text:p>6066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789" calcext:value-type="float">
            <text:p>6078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909" calcext:value-type="float">
            <text:p>6090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029" calcext:value-type="float">
            <text:p>610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149" calcext:value-type="float">
            <text:p>6114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269" calcext:value-type="float">
            <text:p>6126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389" calcext:value-type="float">
            <text:p>6138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509" calcext:value-type="float">
            <text:p>6150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629" calcext:value-type="float">
            <text:p>616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749" calcext:value-type="float">
            <text:p>6174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869" calcext:value-type="float">
            <text:p>6186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989" calcext:value-type="float">
            <text:p>6198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109" calcext:value-type="float">
            <text:p>6210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229" calcext:value-type="float">
            <text:p>622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349" calcext:value-type="float">
            <text:p>6234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469" calcext:value-type="float">
            <text:p>6246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589" calcext:value-type="float">
            <text:p>6258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709" calcext:value-type="float">
            <text:p>6270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829" calcext:value-type="float">
            <text:p>628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949" calcext:value-type="float">
            <text:p>6294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069" calcext:value-type="float">
            <text:p>6306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189" calcext:value-type="float">
            <text:p>6318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309" calcext:value-type="float">
            <text:p>6330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429" calcext:value-type="float">
            <text:p>634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549" calcext:value-type="float">
            <text:p>6354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669" calcext:value-type="float">
            <text:p>6366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789" calcext:value-type="float">
            <text:p>6378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909" calcext:value-type="float">
            <text:p>6390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028" calcext:value-type="float">
            <text:p>6402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148" calcext:value-type="float">
            <text:p>6414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268" calcext:value-type="float">
            <text:p>6426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388" calcext:value-type="float">
            <text:p>6438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508" calcext:value-type="float">
            <text:p>6450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28" calcext:value-type="float">
            <text:p>6462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748" calcext:value-type="float">
            <text:p>6474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68" calcext:value-type="float">
            <text:p>6486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988" calcext:value-type="float">
            <text:p>6498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108" calcext:value-type="float">
            <text:p>6510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228" calcext:value-type="float">
            <text:p>6522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348" calcext:value-type="float">
            <text:p>6534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468" calcext:value-type="float">
            <text:p>65468</text:p>
          </table:table-cell>
          <table:table-cell table:number-columns-repeated="2"/>
        </table:table-row>
      </table:table>
      <table:table table:name="p==11" table:style-name="ta1">
        <table:shapes>
          <draw:frame draw:z-index="0" draw:style-name="gr1" draw:text-style-name="P1" svg:width="6.3031in" svg:height="3.5469in" svg:x="2.478in" svg:y="1.2799in">
            <draw:object draw:notify-on-update-of-ranges="'p==11'.A1:'p==11'.A1 'p==11'.A2:'p==11'.A2 'p==11'.B1:'p==11'.B1 'p==11'.A2:'p==11'.A519 'p==11'.B2:'p==11'.B5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formula="of:=[$'p==10'.$A$1]" office:value-type="string" office:string-value="dist" calcext:value-type="string">
            <text:p>dist</text:p>
          </table:table-cell>
          <table:table-cell table:formula="of:=[$'p==10'.$B$1]" office:value-type="string" office:string-value="time" calcext:value-type="string">
            <text:p>ti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22" calcext:value-type="float">
            <text:p>27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62" calcext:value-type="float">
            <text:p>29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82" calcext:value-type="float">
            <text:p>36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22" calcext:value-type="float">
            <text:p>39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82" calcext:value-type="float">
            <text:p>42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22" calcext:value-type="float">
            <text:p>45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42" calcext:value-type="float">
            <text:p>46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2" calcext:value-type="float">
            <text:p>50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22" calcext:value-type="float">
            <text:p>51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42" calcext:value-type="float">
            <text:p>52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62" calcext:value-type="float">
            <text:p>53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02" calcext:value-type="float">
            <text:p>56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21" calcext:value-type="float">
            <text:p>57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41" calcext:value-type="float">
            <text:p>58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61" calcext:value-type="float">
            <text:p>59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81" calcext:value-type="float">
            <text:p>60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01" calcext:value-type="float">
            <text:p>62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21" calcext:value-type="float">
            <text:p>63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41" calcext:value-type="float">
            <text:p>64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61" calcext:value-type="float">
            <text:p>65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81" calcext:value-type="float">
            <text:p>66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01" calcext:value-type="float">
            <text:p>68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21" calcext:value-type="float">
            <text:p>69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41" calcext:value-type="float">
            <text:p>70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61" calcext:value-type="float">
            <text:p>71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81" calcext:value-type="float">
            <text:p>72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01" calcext:value-type="float">
            <text:p>74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21" calcext:value-type="float">
            <text:p>75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41" calcext:value-type="float">
            <text:p>76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761" calcext:value-type="float">
            <text:p>77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81" calcext:value-type="float">
            <text:p>78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01" calcext:value-type="float">
            <text:p>80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121" calcext:value-type="float">
            <text:p>81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41" calcext:value-type="float">
            <text:p>82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361" calcext:value-type="float">
            <text:p>83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81" calcext:value-type="float">
            <text:p>84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601" calcext:value-type="float">
            <text:p>86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721" calcext:value-type="float">
            <text:p>87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961" calcext:value-type="float">
            <text:p>89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81" calcext:value-type="float">
            <text:p>90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01" calcext:value-type="float">
            <text:p>92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21" calcext:value-type="float">
            <text:p>93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441" calcext:value-type="float">
            <text:p>94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61" calcext:value-type="float">
            <text:p>95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81" calcext:value-type="float">
            <text:p>96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801" calcext:value-type="float">
            <text:p>98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21" calcext:value-type="float">
            <text:p>99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41" calcext:value-type="float">
            <text:p>100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161" calcext:value-type="float">
            <text:p>101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81" calcext:value-type="float">
            <text:p>102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401" calcext:value-type="float">
            <text:p>104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21" calcext:value-type="float">
            <text:p>105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641" calcext:value-type="float">
            <text:p>106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761" calcext:value-type="float">
            <text:p>107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881" calcext:value-type="float">
            <text:p>108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001" calcext:value-type="float">
            <text:p>110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21" calcext:value-type="float">
            <text:p>111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41" calcext:value-type="float">
            <text:p>112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61" calcext:value-type="float">
            <text:p>113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481" calcext:value-type="float">
            <text:p>114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601" calcext:value-type="float">
            <text:p>116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721" calcext:value-type="float">
            <text:p>117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841" calcext:value-type="float">
            <text:p>118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961" calcext:value-type="float">
            <text:p>119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081" calcext:value-type="float">
            <text:p>120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201" calcext:value-type="float">
            <text:p>122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321" calcext:value-type="float">
            <text:p>123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441" calcext:value-type="float">
            <text:p>124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561" calcext:value-type="float">
            <text:p>125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681" calcext:value-type="float">
            <text:p>126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01" calcext:value-type="float">
            <text:p>128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920" calcext:value-type="float">
            <text:p>129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040" calcext:value-type="float">
            <text:p>130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160" calcext:value-type="float">
            <text:p>131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280" calcext:value-type="float">
            <text:p>132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520" calcext:value-type="float">
            <text:p>135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640" calcext:value-type="float">
            <text:p>136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760" calcext:value-type="float">
            <text:p>137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880" calcext:value-type="float">
            <text:p>13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120" calcext:value-type="float">
            <text:p>141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240" calcext:value-type="float">
            <text:p>142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60" calcext:value-type="float">
            <text:p>143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80" calcext:value-type="float">
            <text:p>144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600" calcext:value-type="float">
            <text:p>146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720" calcext:value-type="float">
            <text:p>147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840" calcext:value-type="float">
            <text:p>148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960" calcext:value-type="float">
            <text:p>149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320" calcext:value-type="float">
            <text:p>153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40" calcext:value-type="float">
            <text:p>154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560" calcext:value-type="float">
            <text:p>155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680" calcext:value-type="float">
            <text:p>156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800" calcext:value-type="float">
            <text:p>158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920" calcext:value-type="float">
            <text:p>159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040" calcext:value-type="float">
            <text:p>160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160" calcext:value-type="float">
            <text:p>161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280" calcext:value-type="float">
            <text:p>162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400" calcext:value-type="float">
            <text:p>164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520" calcext:value-type="float">
            <text:p>165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640" calcext:value-type="float">
            <text:p>166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760" calcext:value-type="float">
            <text:p>167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880" calcext:value-type="float">
            <text:p>168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120" calcext:value-type="float">
            <text:p>171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240" calcext:value-type="float">
            <text:p>172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360" calcext:value-type="float">
            <text:p>173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480" calcext:value-type="float">
            <text:p>174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600" calcext:value-type="float">
            <text:p>176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720" calcext:value-type="float">
            <text:p>177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840" calcext:value-type="float">
            <text:p>178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960" calcext:value-type="float">
            <text:p>179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080" calcext:value-type="float">
            <text:p>180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200" calcext:value-type="float">
            <text:p>182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320" calcext:value-type="float">
            <text:p>183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440" calcext:value-type="float">
            <text:p>184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560" calcext:value-type="float">
            <text:p>185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680" calcext:value-type="float">
            <text:p>186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800" calcext:value-type="float">
            <text:p>188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920" calcext:value-type="float">
            <text:p>189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040" calcext:value-type="float">
            <text:p>190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160" calcext:value-type="float">
            <text:p>191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280" calcext:value-type="float">
            <text:p>192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520" calcext:value-type="float">
            <text:p>195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640" calcext:value-type="float">
            <text:p>196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760" calcext:value-type="float">
            <text:p>197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880" calcext:value-type="float">
            <text:p>198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19" calcext:value-type="float">
            <text:p>201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239" calcext:value-type="float">
            <text:p>202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359" calcext:value-type="float">
            <text:p>203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479" calcext:value-type="float">
            <text:p>204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599" calcext:value-type="float">
            <text:p>205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719" calcext:value-type="float">
            <text:p>207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839" calcext:value-type="float">
            <text:p>208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959" calcext:value-type="float">
            <text:p>209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079" calcext:value-type="float">
            <text:p>210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199" calcext:value-type="float">
            <text:p>211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319" calcext:value-type="float">
            <text:p>213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439" calcext:value-type="float">
            <text:p>214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559" calcext:value-type="float">
            <text:p>215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679" calcext:value-type="float">
            <text:p>216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799" calcext:value-type="float">
            <text:p>217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039" calcext:value-type="float">
            <text:p>220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159" calcext:value-type="float">
            <text:p>221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279" calcext:value-type="float">
            <text:p>222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399" calcext:value-type="float">
            <text:p>223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519" calcext:value-type="float">
            <text:p>225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639" calcext:value-type="float">
            <text:p>226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759" calcext:value-type="float">
            <text:p>227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879" calcext:value-type="float">
            <text:p>228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999" calcext:value-type="float">
            <text:p>22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119" calcext:value-type="float">
            <text:p>231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239" calcext:value-type="float">
            <text:p>232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359" calcext:value-type="float">
            <text:p>233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479" calcext:value-type="float">
            <text:p>234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599" calcext:value-type="float">
            <text:p>235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719" calcext:value-type="float">
            <text:p>237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839" calcext:value-type="float">
            <text:p>238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959" calcext:value-type="float">
            <text:p>239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079" calcext:value-type="float">
            <text:p>240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199" calcext:value-type="float">
            <text:p>241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319" calcext:value-type="float">
            <text:p>243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439" calcext:value-type="float">
            <text:p>244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559" calcext:value-type="float">
            <text:p>245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679" calcext:value-type="float">
            <text:p>246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799" calcext:value-type="float">
            <text:p>247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919" calcext:value-type="float">
            <text:p>249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39" calcext:value-type="float">
            <text:p>250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159" calcext:value-type="float">
            <text:p>251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279" calcext:value-type="float">
            <text:p>252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399" calcext:value-type="float">
            <text:p>253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519" calcext:value-type="float">
            <text:p>255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639" calcext:value-type="float">
            <text:p>256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759" calcext:value-type="float">
            <text:p>257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879" calcext:value-type="float">
            <text:p>258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999" calcext:value-type="float">
            <text:p>259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119" calcext:value-type="float">
            <text:p>261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239" calcext:value-type="float">
            <text:p>262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359" calcext:value-type="float">
            <text:p>263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479" calcext:value-type="float">
            <text:p>264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599" calcext:value-type="float">
            <text:p>265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719" calcext:value-type="float">
            <text:p>267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839" calcext:value-type="float">
            <text:p>268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59" calcext:value-type="float">
            <text:p>269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79" calcext:value-type="float">
            <text:p>270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199" calcext:value-type="float">
            <text:p>271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318" calcext:value-type="float">
            <text:p>273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438" calcext:value-type="float">
            <text:p>274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558" calcext:value-type="float">
            <text:p>275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678" calcext:value-type="float">
            <text:p>276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798" calcext:value-type="float">
            <text:p>277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918" calcext:value-type="float">
            <text:p>279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038" calcext:value-type="float">
            <text:p>280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158" calcext:value-type="float">
            <text:p>281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278" calcext:value-type="float">
            <text:p>282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398" calcext:value-type="float">
            <text:p>283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518" calcext:value-type="float">
            <text:p>285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638" calcext:value-type="float">
            <text:p>286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758" calcext:value-type="float">
            <text:p>287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878" calcext:value-type="float">
            <text:p>288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998" calcext:value-type="float">
            <text:p>289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118" calcext:value-type="float">
            <text:p>291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238" calcext:value-type="float">
            <text:p>292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358" calcext:value-type="float">
            <text:p>293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478" calcext:value-type="float">
            <text:p>294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598" calcext:value-type="float">
            <text:p>295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718" calcext:value-type="float">
            <text:p>297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838" calcext:value-type="float">
            <text:p>298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958" calcext:value-type="float">
            <text:p>299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78" calcext:value-type="float">
            <text:p>300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198" calcext:value-type="float">
            <text:p>301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318" calcext:value-type="float">
            <text:p>303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438" calcext:value-type="float">
            <text:p>304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558" calcext:value-type="float">
            <text:p>305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678" calcext:value-type="float">
            <text:p>306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798" calcext:value-type="float">
            <text:p>307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918" calcext:value-type="float">
            <text:p>309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038" calcext:value-type="float">
            <text:p>310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158" calcext:value-type="float">
            <text:p>311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278" calcext:value-type="float">
            <text:p>312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398" calcext:value-type="float">
            <text:p>313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518" calcext:value-type="float">
            <text:p>315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638" calcext:value-type="float">
            <text:p>316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758" calcext:value-type="float">
            <text:p>317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878" calcext:value-type="float">
            <text:p>318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998" calcext:value-type="float">
            <text:p>319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118" calcext:value-type="float">
            <text:p>321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238" calcext:value-type="float">
            <text:p>322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358" calcext:value-type="float">
            <text:p>323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478" calcext:value-type="float">
            <text:p>324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598" calcext:value-type="float">
            <text:p>325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718" calcext:value-type="float">
            <text:p>327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838" calcext:value-type="float">
            <text:p>328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958" calcext:value-type="float">
            <text:p>329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078" calcext:value-type="float">
            <text:p>330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198" calcext:value-type="float">
            <text:p>331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318" calcext:value-type="float">
            <text:p>333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438" calcext:value-type="float">
            <text:p>334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558" calcext:value-type="float">
            <text:p>335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678" calcext:value-type="float">
            <text:p>336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798" calcext:value-type="float">
            <text:p>337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918" calcext:value-type="float">
            <text:p>339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038" calcext:value-type="float">
            <text:p>340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158" calcext:value-type="float">
            <text:p>341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278" calcext:value-type="float">
            <text:p>342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398" calcext:value-type="float">
            <text:p>343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517" calcext:value-type="float">
            <text:p>345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637" calcext:value-type="float">
            <text:p>346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757" calcext:value-type="float">
            <text:p>347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877" calcext:value-type="float">
            <text:p>348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997" calcext:value-type="float">
            <text:p>349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117" calcext:value-type="float">
            <text:p>351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237" calcext:value-type="float">
            <text:p>352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357" calcext:value-type="float">
            <text:p>353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477" calcext:value-type="float">
            <text:p>354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597" calcext:value-type="float">
            <text:p>355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717" calcext:value-type="float">
            <text:p>357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837" calcext:value-type="float">
            <text:p>358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957" calcext:value-type="float">
            <text:p>359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077" calcext:value-type="float">
            <text:p>360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197" calcext:value-type="float">
            <text:p>361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317" calcext:value-type="float">
            <text:p>363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437" calcext:value-type="float">
            <text:p>364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557" calcext:value-type="float">
            <text:p>365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677" calcext:value-type="float">
            <text:p>366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797" calcext:value-type="float">
            <text:p>367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917" calcext:value-type="float">
            <text:p>369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037" calcext:value-type="float">
            <text:p>370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157" calcext:value-type="float">
            <text:p>371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277" calcext:value-type="float">
            <text:p>372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397" calcext:value-type="float">
            <text:p>373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517" calcext:value-type="float">
            <text:p>375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637" calcext:value-type="float">
            <text:p>376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757" calcext:value-type="float">
            <text:p>377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877" calcext:value-type="float">
            <text:p>378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997" calcext:value-type="float">
            <text:p>379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117" calcext:value-type="float">
            <text:p>381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237" calcext:value-type="float">
            <text:p>382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357" calcext:value-type="float">
            <text:p>383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477" calcext:value-type="float">
            <text:p>384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597" calcext:value-type="float">
            <text:p>385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717" calcext:value-type="float">
            <text:p>387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837" calcext:value-type="float">
            <text:p>388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957" calcext:value-type="float">
            <text:p>389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077" calcext:value-type="float">
            <text:p>390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197" calcext:value-type="float">
            <text:p>391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317" calcext:value-type="float">
            <text:p>393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437" calcext:value-type="float">
            <text:p>394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557" calcext:value-type="float">
            <text:p>395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677" calcext:value-type="float">
            <text:p>396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797" calcext:value-type="float">
            <text:p>397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917" calcext:value-type="float">
            <text:p>399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37" calcext:value-type="float">
            <text:p>400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157" calcext:value-type="float">
            <text:p>401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277" calcext:value-type="float">
            <text:p>402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397" calcext:value-type="float">
            <text:p>403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517" calcext:value-type="float">
            <text:p>405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637" calcext:value-type="float">
            <text:p>406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757" calcext:value-type="float">
            <text:p>407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877" calcext:value-type="float">
            <text:p>408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997" calcext:value-type="float">
            <text:p>409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117" calcext:value-type="float">
            <text:p>411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237" calcext:value-type="float">
            <text:p>412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357" calcext:value-type="float">
            <text:p>413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477" calcext:value-type="float">
            <text:p>414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597" calcext:value-type="float">
            <text:p>415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716" calcext:value-type="float">
            <text:p>417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836" calcext:value-type="float">
            <text:p>418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56" calcext:value-type="float">
            <text:p>419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076" calcext:value-type="float">
            <text:p>420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196" calcext:value-type="float">
            <text:p>421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316" calcext:value-type="float">
            <text:p>423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436" calcext:value-type="float">
            <text:p>424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556" calcext:value-type="float">
            <text:p>425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676" calcext:value-type="float">
            <text:p>426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796" calcext:value-type="float">
            <text:p>427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916" calcext:value-type="float">
            <text:p>429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036" calcext:value-type="float">
            <text:p>430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156" calcext:value-type="float">
            <text:p>431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276" calcext:value-type="float">
            <text:p>432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396" calcext:value-type="float">
            <text:p>433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516" calcext:value-type="float">
            <text:p>435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636" calcext:value-type="float">
            <text:p>436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756" calcext:value-type="float">
            <text:p>437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876" calcext:value-type="float">
            <text:p>438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996" calcext:value-type="float">
            <text:p>439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116" calcext:value-type="float">
            <text:p>441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236" calcext:value-type="float">
            <text:p>442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356" calcext:value-type="float">
            <text:p>443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476" calcext:value-type="float">
            <text:p>444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596" calcext:value-type="float">
            <text:p>445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716" calcext:value-type="float">
            <text:p>447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836" calcext:value-type="float">
            <text:p>448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956" calcext:value-type="float">
            <text:p>449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076" calcext:value-type="float">
            <text:p>450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196" calcext:value-type="float">
            <text:p>451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316" calcext:value-type="float">
            <text:p>453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436" calcext:value-type="float">
            <text:p>454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556" calcext:value-type="float">
            <text:p>455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676" calcext:value-type="float">
            <text:p>456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796" calcext:value-type="float">
            <text:p>457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916" calcext:value-type="float">
            <text:p>459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036" calcext:value-type="float">
            <text:p>460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156" calcext:value-type="float">
            <text:p>461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276" calcext:value-type="float">
            <text:p>462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396" calcext:value-type="float">
            <text:p>463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516" calcext:value-type="float">
            <text:p>465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636" calcext:value-type="float">
            <text:p>466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756" calcext:value-type="float">
            <text:p>467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876" calcext:value-type="float">
            <text:p>468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996" calcext:value-type="float">
            <text:p>469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116" calcext:value-type="float">
            <text:p>471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236" calcext:value-type="float">
            <text:p>472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356" calcext:value-type="float">
            <text:p>473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476" calcext:value-type="float">
            <text:p>474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596" calcext:value-type="float">
            <text:p>475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716" calcext:value-type="float">
            <text:p>477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836" calcext:value-type="float">
            <text:p>478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956" calcext:value-type="float">
            <text:p>479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076" calcext:value-type="float">
            <text:p>480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196" calcext:value-type="float">
            <text:p>481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316" calcext:value-type="float">
            <text:p>483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436" calcext:value-type="float">
            <text:p>484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556" calcext:value-type="float">
            <text:p>485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676" calcext:value-type="float">
            <text:p>486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796" calcext:value-type="float">
            <text:p>487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915" calcext:value-type="float">
            <text:p>489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035" calcext:value-type="float">
            <text:p>490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155" calcext:value-type="float">
            <text:p>491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275" calcext:value-type="float">
            <text:p>492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395" calcext:value-type="float">
            <text:p>493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515" calcext:value-type="float">
            <text:p>495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635" calcext:value-type="float">
            <text:p>496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755" calcext:value-type="float">
            <text:p>497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875" calcext:value-type="float">
            <text:p>498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995" calcext:value-type="float">
            <text:p>499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115" calcext:value-type="float">
            <text:p>501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235" calcext:value-type="float">
            <text:p>502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355" calcext:value-type="float">
            <text:p>503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475" calcext:value-type="float">
            <text:p>504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595" calcext:value-type="float">
            <text:p>505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715" calcext:value-type="float">
            <text:p>507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835" calcext:value-type="float">
            <text:p>50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955" calcext:value-type="float">
            <text:p>509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075" calcext:value-type="float">
            <text:p>510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195" calcext:value-type="float">
            <text:p>511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315" calcext:value-type="float">
            <text:p>513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435" calcext:value-type="float">
            <text:p>514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555" calcext:value-type="float">
            <text:p>515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675" calcext:value-type="float">
            <text:p>516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795" calcext:value-type="float">
            <text:p>517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915" calcext:value-type="float">
            <text:p>519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035" calcext:value-type="float">
            <text:p>520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155" calcext:value-type="float">
            <text:p>521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275" calcext:value-type="float">
            <text:p>522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395" calcext:value-type="float">
            <text:p>523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515" calcext:value-type="float">
            <text:p>525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635" calcext:value-type="float">
            <text:p>526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755" calcext:value-type="float">
            <text:p>527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875" calcext:value-type="float">
            <text:p>528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995" calcext:value-type="float">
            <text:p>529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115" calcext:value-type="float">
            <text:p>531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235" calcext:value-type="float">
            <text:p>532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355" calcext:value-type="float">
            <text:p>533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475" calcext:value-type="float">
            <text:p>534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595" calcext:value-type="float">
            <text:p>535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715" calcext:value-type="float">
            <text:p>537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835" calcext:value-type="float">
            <text:p>53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955" calcext:value-type="float">
            <text:p>539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075" calcext:value-type="float">
            <text:p>540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195" calcext:value-type="float">
            <text:p>541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315" calcext:value-type="float">
            <text:p>543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435" calcext:value-type="float">
            <text:p>544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555" calcext:value-type="float">
            <text:p>545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675" calcext:value-type="float">
            <text:p>546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795" calcext:value-type="float">
            <text:p>547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915" calcext:value-type="float">
            <text:p>549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035" calcext:value-type="float">
            <text:p>550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155" calcext:value-type="float">
            <text:p>551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275" calcext:value-type="float">
            <text:p>552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395" calcext:value-type="float">
            <text:p>553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515" calcext:value-type="float">
            <text:p>555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635" calcext:value-type="float">
            <text:p>556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755" calcext:value-type="float">
            <text:p>557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875" calcext:value-type="float">
            <text:p>558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995" calcext:value-type="float">
            <text:p>559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114" calcext:value-type="float">
            <text:p>561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234" calcext:value-type="float">
            <text:p>562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354" calcext:value-type="float">
            <text:p>563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474" calcext:value-type="float">
            <text:p>564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594" calcext:value-type="float">
            <text:p>565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714" calcext:value-type="float">
            <text:p>567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834" calcext:value-type="float">
            <text:p>568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954" calcext:value-type="float">
            <text:p>569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074" calcext:value-type="float">
            <text:p>570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194" calcext:value-type="float">
            <text:p>571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314" calcext:value-type="float">
            <text:p>573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434" calcext:value-type="float">
            <text:p>574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554" calcext:value-type="float">
            <text:p>575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674" calcext:value-type="float">
            <text:p>576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794" calcext:value-type="float">
            <text:p>577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914" calcext:value-type="float">
            <text:p>579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034" calcext:value-type="float">
            <text:p>580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154" calcext:value-type="float">
            <text:p>581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274" calcext:value-type="float">
            <text:p>582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394" calcext:value-type="float">
            <text:p>583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514" calcext:value-type="float">
            <text:p>585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634" calcext:value-type="float">
            <text:p>586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754" calcext:value-type="float">
            <text:p>587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874" calcext:value-type="float">
            <text:p>588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994" calcext:value-type="float">
            <text:p>589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114" calcext:value-type="float">
            <text:p>591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234" calcext:value-type="float">
            <text:p>592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354" calcext:value-type="float">
            <text:p>593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474" calcext:value-type="float">
            <text:p>594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594" calcext:value-type="float">
            <text:p>595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714" calcext:value-type="float">
            <text:p>597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834" calcext:value-type="float">
            <text:p>598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954" calcext:value-type="float">
            <text:p>599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074" calcext:value-type="float">
            <text:p>600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194" calcext:value-type="float">
            <text:p>601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314" calcext:value-type="float">
            <text:p>603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434" calcext:value-type="float">
            <text:p>604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554" calcext:value-type="float">
            <text:p>605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674" calcext:value-type="float">
            <text:p>606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794" calcext:value-type="float">
            <text:p>607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914" calcext:value-type="float">
            <text:p>609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034" calcext:value-type="float">
            <text:p>610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154" calcext:value-type="float">
            <text:p>611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274" calcext:value-type="float">
            <text:p>612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394" calcext:value-type="float">
            <text:p>613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514" calcext:value-type="float">
            <text:p>615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634" calcext:value-type="float">
            <text:p>616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754" calcext:value-type="float">
            <text:p>617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874" calcext:value-type="float">
            <text:p>618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994" calcext:value-type="float">
            <text:p>619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114" calcext:value-type="float">
            <text:p>62114</text:p>
          </table:table-cell>
        </table:table-row>
      </table:table>
      <table:table table:name="p=13.5" table:style-name="ta1">
        <table:shapes>
          <draw:frame draw:z-index="0" draw:style-name="gr1" draw:text-style-name="P1" svg:width="7.7035in" svg:height="4.7736in" svg:x="2.676in" svg:y="1.7335in">
            <draw:object draw:notify-on-update-of-ranges="'p=13.5'.B2:'p=13.5'.B940 'p=13.5'.A2:'p=13.5'.A9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2" table:default-cell-style-name="Default"/>
        <table:table-row table:style-name="ro1">
          <table:table-cell table:formula="of:=[$'p==10'.$A$1]" office:value-type="string" office:string-value="dist" calcext:value-type="string">
            <text:p>dist</text:p>
          </table:table-cell>
          <table:table-cell table:formula="of:=[$'p==10'.$B$1]" office:value-type="string" office:string-value="time" calcext:value-type="string">
            <text:p>time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ku</text:p>
          </table:table-cell>
          <table:table-cell office:value-type="float" office:value="13.5" calcext:value-type="float">
            <text:p>13.5</text:p>
          </table:table-cell>
          <table:table-cell table:formula="of:=[.E2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0.6 * ku</text:p>
          </table:table-cell>
          <table:table-cell table:formula="of:=0.6*[.$F2]" office:value-type="float" office:value="8.1" calcext:value-type="float">
            <text:p>8.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.2 * ku / p</text:p>
          </table:table-cell>
          <table:table-cell table:formula="of:=1.2*[.F2]/[.G7]" office:value-type="float" office:value="10.7142857142857" calcext:value-type="float">
            <text:p>10.714285714285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1" office:value-type="string" calcext:value-type="string">
            <text:p>d</text:p>
          </table:table-cell>
          <table:table-cell office:value-type="string" calcext:value-type="string">
            <text:p>0.075 * ku * pu</text:p>
          </table:table-cell>
          <table:table-cell table:formula="of:=0.075*[.F2]*[.G7]" office:value-type="float" office:value="1.5309" calcext:value-type="float">
            <text:p>1.530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pu</text:p>
          </table:table-cell>
          <table:table-cell table:style-name="Default" office:value-type="float" office:value="2223" calcext:value-type="float">
            <text:p>2223</text:p>
          </table:table-cell>
          <table:table-cell table:formula="of:=([.E8]-[.E7])/10" office:value-type="float" office:value="151.2" calcext:value-type="float">
            <text:p>151.2</text:p>
          </table:table-cell>
          <table:table-cell table:formula="of:=[.F7]*0.01" office:value-type="float" office:value="1.512" calcext:value-type="float">
            <text:p>1.5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table:style-name="Default" office:value-type="float" office:value="3735" calcext:value-type="float">
            <text:p>373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3" calcext:value-type="float">
            <text:p>21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2" calcext:value-type="float">
            <text:p>26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4" calcext:value-type="float">
            <text:p>27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6" calcext:value-type="float">
            <text:p>286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8" calcext:value-type="float">
            <text:p>298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1" calcext:value-type="float">
            <text:p>31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3" calcext:value-type="float">
            <text:p>32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5" calcext:value-type="float">
            <text:p>3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7" calcext:value-type="float">
            <text:p>34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0" calcext:value-type="float">
            <text:p>36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2" calcext:value-type="float">
            <text:p>37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4" calcext:value-type="float">
            <text:p>38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6" calcext:value-type="float">
            <text:p>396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9" calcext:value-type="float">
            <text:p>40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1" calcext:value-type="float">
            <text:p>42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3" calcext:value-type="float">
            <text:p>4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5" calcext:value-type="float">
            <text:p>44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58" calcext:value-type="float">
            <text:p>458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0" calcext:value-type="float">
            <text:p>47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2" calcext:value-type="float">
            <text:p>48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4" calcext:value-type="float">
            <text:p>49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7" calcext:value-type="float">
            <text:p>50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9" calcext:value-type="float">
            <text:p>51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31" calcext:value-type="float">
            <text:p>53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3" calcext:value-type="float">
            <text:p>54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6" calcext:value-type="float">
            <text:p>55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68" calcext:value-type="float">
            <text:p>56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80" calcext:value-type="float">
            <text:p>58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92" calcext:value-type="float">
            <text:p>59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5" calcext:value-type="float">
            <text:p>605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7" calcext:value-type="float">
            <text:p>617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29" calcext:value-type="float">
            <text:p>6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1" calcext:value-type="float">
            <text:p>64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4" calcext:value-type="float">
            <text:p>65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6" calcext:value-type="float">
            <text:p>666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8" calcext:value-type="float">
            <text:p>67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0" calcext:value-type="float">
            <text:p>69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3" calcext:value-type="float">
            <text:p>70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27" calcext:value-type="float">
            <text:p>7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39" calcext:value-type="float">
            <text:p>739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52" calcext:value-type="float">
            <text:p>75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64" calcext:value-type="float">
            <text:p>76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76" calcext:value-type="float">
            <text:p>77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88" calcext:value-type="float">
            <text:p>78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1" calcext:value-type="float">
            <text:p>80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3" calcext:value-type="float">
            <text:p>81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5" calcext:value-type="float">
            <text:p>8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37" calcext:value-type="float">
            <text:p>837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50" calcext:value-type="float">
            <text:p>85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62" calcext:value-type="float">
            <text:p>86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6" calcext:value-type="float">
            <text:p>88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99" calcext:value-type="float">
            <text:p>89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23" calcext:value-type="float">
            <text:p>92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35" calcext:value-type="float">
            <text:p>93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48" calcext:value-type="float">
            <text:p>94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60" calcext:value-type="float">
            <text:p>96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72" calcext:value-type="float">
            <text:p>97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84" calcext:value-type="float">
            <text:p>98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7" calcext:value-type="float">
            <text:p>99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9" calcext:value-type="float">
            <text:p>1009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22" calcext:value-type="float">
            <text:p>102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62" calcext:value-type="float">
            <text:p>106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6" calcext:value-type="float">
            <text:p>107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89" calcext:value-type="float">
            <text:p>108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03" calcext:value-type="float">
            <text:p>110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6" calcext:value-type="float">
            <text:p>111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9" calcext:value-type="float">
            <text:p>112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43" calcext:value-type="float">
            <text:p>114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56" calcext:value-type="float">
            <text:p>115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83" calcext:value-type="float">
            <text:p>118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96" calcext:value-type="float">
            <text:p>119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09" calcext:value-type="float">
            <text:p>120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3" calcext:value-type="float">
            <text:p>122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36" calcext:value-type="float">
            <text:p>123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50" calcext:value-type="float">
            <text:p>125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62" calcext:value-type="float">
            <text:p>126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74" calcext:value-type="float">
            <text:p>127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6" calcext:value-type="float">
            <text:p>128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99" calcext:value-type="float">
            <text:p>129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1" calcext:value-type="float">
            <text:p>131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3" calcext:value-type="float">
            <text:p>132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35" calcext:value-type="float">
            <text:p>133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48" calcext:value-type="float">
            <text:p>134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60" calcext:value-type="float">
            <text:p>136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72" calcext:value-type="float">
            <text:p>137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84" calcext:value-type="float">
            <text:p>138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97" calcext:value-type="float">
            <text:p>139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9" calcext:value-type="float">
            <text:p>140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1" calcext:value-type="float">
            <text:p>142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33" calcext:value-type="float">
            <text:p>143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6" calcext:value-type="float">
            <text:p>144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8" calcext:value-type="float">
            <text:p>145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70" calcext:value-type="float">
            <text:p>147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82" calcext:value-type="float">
            <text:p>148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95" calcext:value-type="float">
            <text:p>149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7" calcext:value-type="float">
            <text:p>150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19" calcext:value-type="float">
            <text:p>151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31" calcext:value-type="float">
            <text:p>153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44" calcext:value-type="float">
            <text:p>154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56" calcext:value-type="float">
            <text:p>155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68" calcext:value-type="float">
            <text:p>156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0" calcext:value-type="float">
            <text:p>158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93" calcext:value-type="float">
            <text:p>159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05" calcext:value-type="float">
            <text:p>160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17" calcext:value-type="float">
            <text:p>161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9" calcext:value-type="float">
            <text:p>162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42" calcext:value-type="float">
            <text:p>164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54" calcext:value-type="float">
            <text:p>165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66" calcext:value-type="float">
            <text:p>166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78" calcext:value-type="float">
            <text:p>167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91" calcext:value-type="float">
            <text:p>169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03" calcext:value-type="float">
            <text:p>170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15" calcext:value-type="float">
            <text:p>171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29" calcext:value-type="float">
            <text:p>172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42" calcext:value-type="float">
            <text:p>174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55" calcext:value-type="float">
            <text:p>175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69" calcext:value-type="float">
            <text:p>176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82" calcext:value-type="float">
            <text:p>178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95" calcext:value-type="float">
            <text:p>179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09" calcext:value-type="float">
            <text:p>180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22" calcext:value-type="float">
            <text:p>182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35" calcext:value-type="float">
            <text:p>183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49" calcext:value-type="float">
            <text:p>184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62" calcext:value-type="float">
            <text:p>186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76" calcext:value-type="float">
            <text:p>187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89" calcext:value-type="float">
            <text:p>1889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02" calcext:value-type="float">
            <text:p>190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16" calcext:value-type="float">
            <text:p>19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29" calcext:value-type="float">
            <text:p>192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42" calcext:value-type="float">
            <text:p>194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56" calcext:value-type="float">
            <text:p>195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69" calcext:value-type="float">
            <text:p>196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82" calcext:value-type="float">
            <text:p>198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96" calcext:value-type="float">
            <text:p>199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23" calcext:value-type="float">
            <text:p>202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36" calcext:value-type="float">
            <text:p>203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49" calcext:value-type="float">
            <text:p>204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63" calcext:value-type="float">
            <text:p>206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76" calcext:value-type="float">
            <text:p>207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89" calcext:value-type="float">
            <text:p>208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03" calcext:value-type="float">
            <text:p>210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16" calcext:value-type="float">
            <text:p>211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30" calcext:value-type="float">
            <text:p>213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43" calcext:value-type="float">
            <text:p>214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56" calcext:value-type="float">
            <text:p>215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70" calcext:value-type="float">
            <text:p>217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83" calcext:value-type="float">
            <text:p>218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96" calcext:value-type="float">
            <text:p>219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10" calcext:value-type="float">
            <text:p>221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23" calcext:value-type="float">
            <text:p>22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36" calcext:value-type="float">
            <text:p>223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50" calcext:value-type="float">
            <text:p>225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63" calcext:value-type="float">
            <text:p>226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77" calcext:value-type="float">
            <text:p>2277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90" calcext:value-type="float">
            <text:p>229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3" calcext:value-type="float">
            <text:p>230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17" calcext:value-type="float">
            <text:p>231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30" calcext:value-type="float">
            <text:p>233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43" calcext:value-type="float">
            <text:p>234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57" calcext:value-type="float">
            <text:p>235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70" calcext:value-type="float">
            <text:p>237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83" calcext:value-type="float">
            <text:p>238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97" calcext:value-type="float">
            <text:p>239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10" calcext:value-type="float">
            <text:p>241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24" calcext:value-type="float">
            <text:p>242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50" calcext:value-type="float">
            <text:p>245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64" calcext:value-type="float">
            <text:p>246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77" calcext:value-type="float">
            <text:p>247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90" calcext:value-type="float">
            <text:p>249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4" calcext:value-type="float">
            <text:p>250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17" calcext:value-type="float">
            <text:p>251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30" calcext:value-type="float">
            <text:p>253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44" calcext:value-type="float">
            <text:p>254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57" calcext:value-type="float">
            <text:p>255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71" calcext:value-type="float">
            <text:p>257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84" calcext:value-type="float">
            <text:p>258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97" calcext:value-type="float">
            <text:p>259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11" calcext:value-type="float">
            <text:p>261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24" calcext:value-type="float">
            <text:p>262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37" calcext:value-type="float">
            <text:p>263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51" calcext:value-type="float">
            <text:p>265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64" calcext:value-type="float">
            <text:p>266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78" calcext:value-type="float">
            <text:p>267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91" calcext:value-type="float">
            <text:p>269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04" calcext:value-type="float">
            <text:p>270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18" calcext:value-type="float">
            <text:p>271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31" calcext:value-type="float">
            <text:p>273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44" calcext:value-type="float">
            <text:p>274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58" calcext:value-type="float">
            <text:p>275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71" calcext:value-type="float">
            <text:p>277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84" calcext:value-type="float">
            <text:p>278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98" calcext:value-type="float">
            <text:p>27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11" calcext:value-type="float">
            <text:p>281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23" calcext:value-type="float">
            <text:p>282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36" calcext:value-type="float">
            <text:p>283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48" calcext:value-type="float">
            <text:p>284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60" calcext:value-type="float">
            <text:p>286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72" calcext:value-type="float">
            <text:p>287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85" calcext:value-type="float">
            <text:p>288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97" calcext:value-type="float">
            <text:p>289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9" calcext:value-type="float">
            <text:p>290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21" calcext:value-type="float">
            <text:p>292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34" calcext:value-type="float">
            <text:p>293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46" calcext:value-type="float">
            <text:p>294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58" calcext:value-type="float">
            <text:p>295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70" calcext:value-type="float">
            <text:p>297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83" calcext:value-type="float">
            <text:p>298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95" calcext:value-type="float">
            <text:p>299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7" calcext:value-type="float">
            <text:p>300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19" calcext:value-type="float">
            <text:p>301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32" calcext:value-type="float">
            <text:p>303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44" calcext:value-type="float">
            <text:p>304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56" calcext:value-type="float">
            <text:p>305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68" calcext:value-type="float">
            <text:p>306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81" calcext:value-type="float">
            <text:p>308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93" calcext:value-type="float">
            <text:p>309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05" calcext:value-type="float">
            <text:p>310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17" calcext:value-type="float">
            <text:p>311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30" calcext:value-type="float">
            <text:p>313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42" calcext:value-type="float">
            <text:p>314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54" calcext:value-type="float">
            <text:p>315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66" calcext:value-type="float">
            <text:p>316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79" calcext:value-type="float">
            <text:p>317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91" calcext:value-type="float">
            <text:p>319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04" calcext:value-type="float">
            <text:p>320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18" calcext:value-type="float">
            <text:p>321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31" calcext:value-type="float">
            <text:p>323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43" calcext:value-type="float">
            <text:p>324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56" calcext:value-type="float">
            <text:p>325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68" calcext:value-type="float">
            <text:p>326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80" calcext:value-type="float">
            <text:p>328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93" calcext:value-type="float">
            <text:p>329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07" calcext:value-type="float">
            <text:p>330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20" calcext:value-type="float">
            <text:p>332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34" calcext:value-type="float">
            <text:p>333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47" calcext:value-type="float">
            <text:p>334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60" calcext:value-type="float">
            <text:p>336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74" calcext:value-type="float">
            <text:p>337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87" calcext:value-type="float">
            <text:p>338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00" calcext:value-type="float">
            <text:p>340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14" calcext:value-type="float">
            <text:p>341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27" calcext:value-type="float">
            <text:p>342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40" calcext:value-type="float">
            <text:p>344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54" calcext:value-type="float">
            <text:p>345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67" calcext:value-type="float">
            <text:p>346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81" calcext:value-type="float">
            <text:p>348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94" calcext:value-type="float">
            <text:p>349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07" calcext:value-type="float">
            <text:p>350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21" calcext:value-type="float">
            <text:p>352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34" calcext:value-type="float">
            <text:p>353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47" calcext:value-type="float">
            <text:p>354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61" calcext:value-type="float">
            <text:p>356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74" calcext:value-type="float">
            <text:p>357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88" calcext:value-type="float">
            <text:p>358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01" calcext:value-type="float">
            <text:p>360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14" calcext:value-type="float">
            <text:p>361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28" calcext:value-type="float">
            <text:p>362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41" calcext:value-type="float">
            <text:p>364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54" calcext:value-type="float">
            <text:p>365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68" calcext:value-type="float">
            <text:p>366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81" calcext:value-type="float">
            <text:p>368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94" calcext:value-type="float">
            <text:p>369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08" calcext:value-type="float">
            <text:p>370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21" calcext:value-type="float">
            <text:p>372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35" calcext:value-type="float">
            <text:p>373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48" calcext:value-type="float">
            <text:p>374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61" calcext:value-type="float">
            <text:p>376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75" calcext:value-type="float">
            <text:p>377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88" calcext:value-type="float">
            <text:p>378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01" calcext:value-type="float">
            <text:p>380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15" calcext:value-type="float">
            <text:p>381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28" calcext:value-type="float">
            <text:p>382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41" calcext:value-type="float">
            <text:p>384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55" calcext:value-type="float">
            <text:p>385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68" calcext:value-type="float">
            <text:p>386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82" calcext:value-type="float">
            <text:p>388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95" calcext:value-type="float">
            <text:p>389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08" calcext:value-type="float">
            <text:p>390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22" calcext:value-type="float">
            <text:p>39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35" calcext:value-type="float">
            <text:p>393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48" calcext:value-type="float">
            <text:p>394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62" calcext:value-type="float">
            <text:p>396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75" calcext:value-type="float">
            <text:p>397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89" calcext:value-type="float">
            <text:p>398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02" calcext:value-type="float">
            <text:p>400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15" calcext:value-type="float">
            <text:p>401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29" calcext:value-type="float">
            <text:p>402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42" calcext:value-type="float">
            <text:p>404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55" calcext:value-type="float">
            <text:p>405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69" calcext:value-type="float">
            <text:p>406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82" calcext:value-type="float">
            <text:p>408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95" calcext:value-type="float">
            <text:p>409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09" calcext:value-type="float">
            <text:p>410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22" calcext:value-type="float">
            <text:p>412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36" calcext:value-type="float">
            <text:p>413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49" calcext:value-type="float">
            <text:p>414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62" calcext:value-type="float">
            <text:p>416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76" calcext:value-type="float">
            <text:p>417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89" calcext:value-type="float">
            <text:p>418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02" calcext:value-type="float">
            <text:p>420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6" calcext:value-type="float">
            <text:p>421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9" calcext:value-type="float">
            <text:p>422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42" calcext:value-type="float">
            <text:p>424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56" calcext:value-type="float">
            <text:p>425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69" calcext:value-type="float">
            <text:p>426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83" calcext:value-type="float">
            <text:p>428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96" calcext:value-type="float">
            <text:p>429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09" calcext:value-type="float">
            <text:p>430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23" calcext:value-type="float">
            <text:p>432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36" calcext:value-type="float">
            <text:p>433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49" calcext:value-type="float">
            <text:p>434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63" calcext:value-type="float">
            <text:p>436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75" calcext:value-type="float">
            <text:p>437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87" calcext:value-type="float">
            <text:p>438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00" calcext:value-type="float">
            <text:p>440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12" calcext:value-type="float">
            <text:p>441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24" calcext:value-type="float">
            <text:p>442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36" calcext:value-type="float">
            <text:p>443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49" calcext:value-type="float">
            <text:p>444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61" calcext:value-type="float">
            <text:p>446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73" calcext:value-type="float">
            <text:p>447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85" calcext:value-type="float">
            <text:p>448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98" calcext:value-type="float">
            <text:p>449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10" calcext:value-type="float">
            <text:p>451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22" calcext:value-type="float">
            <text:p>452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34" calcext:value-type="float">
            <text:p>453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47" calcext:value-type="float">
            <text:p>454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59" calcext:value-type="float">
            <text:p>455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71" calcext:value-type="float">
            <text:p>457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83" calcext:value-type="float">
            <text:p>458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96" calcext:value-type="float">
            <text:p>459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08" calcext:value-type="float">
            <text:p>460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20" calcext:value-type="float">
            <text:p>462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32" calcext:value-type="float">
            <text:p>463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45" calcext:value-type="float">
            <text:p>464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57" calcext:value-type="float">
            <text:p>465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69" calcext:value-type="float">
            <text:p>466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81" calcext:value-type="float">
            <text:p>468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94" calcext:value-type="float">
            <text:p>469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06" calcext:value-type="float">
            <text:p>470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18" calcext:value-type="float">
            <text:p>471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30" calcext:value-type="float">
            <text:p>473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43" calcext:value-type="float">
            <text:p>474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55" calcext:value-type="float">
            <text:p>475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67" calcext:value-type="float">
            <text:p>476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79" calcext:value-type="float">
            <text:p>477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92" calcext:value-type="float">
            <text:p>479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04" calcext:value-type="float">
            <text:p>480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16" calcext:value-type="float">
            <text:p>481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28" calcext:value-type="float">
            <text:p>482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42" calcext:value-type="float">
            <text:p>484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55" calcext:value-type="float">
            <text:p>485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68" calcext:value-type="float">
            <text:p>486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82" calcext:value-type="float">
            <text:p>488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95" calcext:value-type="float">
            <text:p>489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09" calcext:value-type="float">
            <text:p>490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22" calcext:value-type="float">
            <text:p>492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35" calcext:value-type="float">
            <text:p>493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49" calcext:value-type="float">
            <text:p>494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62" calcext:value-type="float">
            <text:p>496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75" calcext:value-type="float">
            <text:p>497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89" calcext:value-type="float">
            <text:p>498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2" calcext:value-type="float">
            <text:p>500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15" calcext:value-type="float">
            <text:p>50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29" calcext:value-type="float">
            <text:p>502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42" calcext:value-type="float">
            <text:p>504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56" calcext:value-type="float">
            <text:p>505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69" calcext:value-type="float">
            <text:p>506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82" calcext:value-type="float">
            <text:p>508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96" calcext:value-type="float">
            <text:p>509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09" calcext:value-type="float">
            <text:p>510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22" calcext:value-type="float">
            <text:p>512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36" calcext:value-type="float">
            <text:p>513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49" calcext:value-type="float">
            <text:p>514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63" calcext:value-type="float">
            <text:p>516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76" calcext:value-type="float">
            <text:p>517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89" calcext:value-type="float">
            <text:p>518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03" calcext:value-type="float">
            <text:p>520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16" calcext:value-type="float">
            <text:p>521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29" calcext:value-type="float">
            <text:p>522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43" calcext:value-type="float">
            <text:p>524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56" calcext:value-type="float">
            <text:p>525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69" calcext:value-type="float">
            <text:p>526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83" calcext:value-type="float">
            <text:p>528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96" calcext:value-type="float">
            <text:p>529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10" calcext:value-type="float">
            <text:p>531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23" calcext:value-type="float">
            <text:p>53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36" calcext:value-type="float">
            <text:p>533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50" calcext:value-type="float">
            <text:p>535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63" calcext:value-type="float">
            <text:p>536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76" calcext:value-type="float">
            <text:p>537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390" calcext:value-type="float">
            <text:p>539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03" calcext:value-type="float">
            <text:p>540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16" calcext:value-type="float">
            <text:p>541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30" calcext:value-type="float">
            <text:p>543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43" calcext:value-type="float">
            <text:p>544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57" calcext:value-type="float">
            <text:p>5457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70" calcext:value-type="float">
            <text:p>547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83" calcext:value-type="float">
            <text:p>548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97" calcext:value-type="float">
            <text:p>5497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10" calcext:value-type="float">
            <text:p>551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23" calcext:value-type="float">
            <text:p>55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37" calcext:value-type="float">
            <text:p>553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50" calcext:value-type="float">
            <text:p>555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63" calcext:value-type="float">
            <text:p>556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77" calcext:value-type="float">
            <text:p>557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90" calcext:value-type="float">
            <text:p>559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04" calcext:value-type="float">
            <text:p>560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17" calcext:value-type="float">
            <text:p>561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30" calcext:value-type="float">
            <text:p>563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44" calcext:value-type="float">
            <text:p>564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57" calcext:value-type="float">
            <text:p>565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70" calcext:value-type="float">
            <text:p>567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84" calcext:value-type="float">
            <text:p>568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97" calcext:value-type="float">
            <text:p>569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11" calcext:value-type="float">
            <text:p>571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24" calcext:value-type="float">
            <text:p>5724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37" calcext:value-type="float">
            <text:p>573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51" calcext:value-type="float">
            <text:p>575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64" calcext:value-type="float">
            <text:p>576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77" calcext:value-type="float">
            <text:p>577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91" calcext:value-type="float">
            <text:p>579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04" calcext:value-type="float">
            <text:p>580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17" calcext:value-type="float">
            <text:p>581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31" calcext:value-type="float">
            <text:p>583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44" calcext:value-type="float">
            <text:p>584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58" calcext:value-type="float">
            <text:p>585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71" calcext:value-type="float">
            <text:p>587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84" calcext:value-type="float">
            <text:p>588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98" calcext:value-type="float">
            <text:p>589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11" calcext:value-type="float">
            <text:p>59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24" calcext:value-type="float">
            <text:p>592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38" calcext:value-type="float">
            <text:p>593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51" calcext:value-type="float">
            <text:p>595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64" calcext:value-type="float">
            <text:p>596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78" calcext:value-type="float">
            <text:p>597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91" calcext:value-type="float">
            <text:p>599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05" calcext:value-type="float">
            <text:p>600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17" calcext:value-type="float">
            <text:p>601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29" calcext:value-type="float">
            <text:p>602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41" calcext:value-type="float">
            <text:p>604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54" calcext:value-type="float">
            <text:p>605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66" calcext:value-type="float">
            <text:p>606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78" calcext:value-type="float">
            <text:p>607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90" calcext:value-type="float">
            <text:p>609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03" calcext:value-type="float">
            <text:p>610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15" calcext:value-type="float">
            <text:p>611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27" calcext:value-type="float">
            <text:p>612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39" calcext:value-type="float">
            <text:p>613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52" calcext:value-type="float">
            <text:p>615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64" calcext:value-type="float">
            <text:p>616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76" calcext:value-type="float">
            <text:p>617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88" calcext:value-type="float">
            <text:p>618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01" calcext:value-type="float">
            <text:p>620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13" calcext:value-type="float">
            <text:p>621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25" calcext:value-type="float">
            <text:p>622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37" calcext:value-type="float">
            <text:p>623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50" calcext:value-type="float">
            <text:p>625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62" calcext:value-type="float">
            <text:p>626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74" calcext:value-type="float">
            <text:p>627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86" calcext:value-type="float">
            <text:p>628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99" calcext:value-type="float">
            <text:p>629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11" calcext:value-type="float">
            <text:p>631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23" calcext:value-type="float">
            <text:p>632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35" calcext:value-type="float">
            <text:p>633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48" calcext:value-type="float">
            <text:p>634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60" calcext:value-type="float">
            <text:p>636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72" calcext:value-type="float">
            <text:p>637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84" calcext:value-type="float">
            <text:p>638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97" calcext:value-type="float">
            <text:p>639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09" calcext:value-type="float">
            <text:p>640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21" calcext:value-type="float">
            <text:p>642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35" calcext:value-type="float">
            <text:p>643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48" calcext:value-type="float">
            <text:p>644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61" calcext:value-type="float">
            <text:p>646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75" calcext:value-type="float">
            <text:p>647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88" calcext:value-type="float">
            <text:p>648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01" calcext:value-type="float">
            <text:p>650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15" calcext:value-type="float">
            <text:p>65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28" calcext:value-type="float">
            <text:p>652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41" calcext:value-type="float">
            <text:p>654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55" calcext:value-type="float">
            <text:p>655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68" calcext:value-type="float">
            <text:p>656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82" calcext:value-type="float">
            <text:p>658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95" calcext:value-type="float">
            <text:p>659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08" calcext:value-type="float">
            <text:p>660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22" calcext:value-type="float">
            <text:p>662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35" calcext:value-type="float">
            <text:p>663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48" calcext:value-type="float">
            <text:p>664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62" calcext:value-type="float">
            <text:p>666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75" calcext:value-type="float">
            <text:p>667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88" calcext:value-type="float">
            <text:p>668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02" calcext:value-type="float">
            <text:p>670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15" calcext:value-type="float">
            <text:p>671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29" calcext:value-type="float">
            <text:p>672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42" calcext:value-type="float">
            <text:p>674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55" calcext:value-type="float">
            <text:p>675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69" calcext:value-type="float">
            <text:p>676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782" calcext:value-type="float">
            <text:p>678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795" calcext:value-type="float">
            <text:p>679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809" calcext:value-type="float">
            <text:p>680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822" calcext:value-type="float">
            <text:p>68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835" calcext:value-type="float">
            <text:p>683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849" calcext:value-type="float">
            <text:p>684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62" calcext:value-type="float">
            <text:p>686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6" calcext:value-type="float">
            <text:p>687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89" calcext:value-type="float">
            <text:p>688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02" calcext:value-type="float">
            <text:p>690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16" calcext:value-type="float">
            <text:p>691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29" calcext:value-type="float">
            <text:p>692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42" calcext:value-type="float">
            <text:p>694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56" calcext:value-type="float">
            <text:p>695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69" calcext:value-type="float">
            <text:p>696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83" calcext:value-type="float">
            <text:p>698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96" calcext:value-type="float">
            <text:p>699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09" calcext:value-type="float">
            <text:p>700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23" calcext:value-type="float">
            <text:p>70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36" calcext:value-type="float">
            <text:p>703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49" calcext:value-type="float">
            <text:p>704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63" calcext:value-type="float">
            <text:p>706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76" calcext:value-type="float">
            <text:p>707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89" calcext:value-type="float">
            <text:p>708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03" calcext:value-type="float">
            <text:p>710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16" calcext:value-type="float">
            <text:p>711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30" calcext:value-type="float">
            <text:p>713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43" calcext:value-type="float">
            <text:p>714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56" calcext:value-type="float">
            <text:p>715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70" calcext:value-type="float">
            <text:p>717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83" calcext:value-type="float">
            <text:p>718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96" calcext:value-type="float">
            <text:p>719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10" calcext:value-type="float">
            <text:p>721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23" calcext:value-type="float">
            <text:p>722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36" calcext:value-type="float">
            <text:p>723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50" calcext:value-type="float">
            <text:p>725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63" calcext:value-type="float">
            <text:p>726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77" calcext:value-type="float">
            <text:p>727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90" calcext:value-type="float">
            <text:p>729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03" calcext:value-type="float">
            <text:p>730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17" calcext:value-type="float">
            <text:p>73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30" calcext:value-type="float">
            <text:p>733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43" calcext:value-type="float">
            <text:p>734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57" calcext:value-type="float">
            <text:p>735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70" calcext:value-type="float">
            <text:p>737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84" calcext:value-type="float">
            <text:p>738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97" calcext:value-type="float">
            <text:p>739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10" calcext:value-type="float">
            <text:p>741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24" calcext:value-type="float">
            <text:p>742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37" calcext:value-type="float">
            <text:p>743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50" calcext:value-type="float">
            <text:p>745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64" calcext:value-type="float">
            <text:p>746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77" calcext:value-type="float">
            <text:p>747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90" calcext:value-type="float">
            <text:p>749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04" calcext:value-type="float">
            <text:p>750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17" calcext:value-type="float">
            <text:p>751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31" calcext:value-type="float">
            <text:p>753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44" calcext:value-type="float">
            <text:p>754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57" calcext:value-type="float">
            <text:p>755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70" calcext:value-type="float">
            <text:p>757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82" calcext:value-type="float">
            <text:p>758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94" calcext:value-type="float">
            <text:p>759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06" calcext:value-type="float">
            <text:p>760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19" calcext:value-type="float">
            <text:p>761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31" calcext:value-type="float">
            <text:p>763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43" calcext:value-type="float">
            <text:p>764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55" calcext:value-type="float">
            <text:p>765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68" calcext:value-type="float">
            <text:p>766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80" calcext:value-type="float">
            <text:p>768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92" calcext:value-type="float">
            <text:p>769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04" calcext:value-type="float">
            <text:p>770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17" calcext:value-type="float">
            <text:p>771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29" calcext:value-type="float">
            <text:p>772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41" calcext:value-type="float">
            <text:p>774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53" calcext:value-type="float">
            <text:p>775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66" calcext:value-type="float">
            <text:p>776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78" calcext:value-type="float">
            <text:p>777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90" calcext:value-type="float">
            <text:p>779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02" calcext:value-type="float">
            <text:p>780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15" calcext:value-type="float">
            <text:p>781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27" calcext:value-type="float">
            <text:p>782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39" calcext:value-type="float">
            <text:p>783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51" calcext:value-type="float">
            <text:p>785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64" calcext:value-type="float">
            <text:p>786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76" calcext:value-type="float">
            <text:p>787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88" calcext:value-type="float">
            <text:p>788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00" calcext:value-type="float">
            <text:p>790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13" calcext:value-type="float">
            <text:p>791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25" calcext:value-type="float">
            <text:p>792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37" calcext:value-type="float">
            <text:p>793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50" calcext:value-type="float">
            <text:p>795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64" calcext:value-type="float">
            <text:p>796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77" calcext:value-type="float">
            <text:p>797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91" calcext:value-type="float">
            <text:p>799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04" calcext:value-type="float">
            <text:p>800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17" calcext:value-type="float">
            <text:p>801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31" calcext:value-type="float">
            <text:p>803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44" calcext:value-type="float">
            <text:p>804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57" calcext:value-type="float">
            <text:p>805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71" calcext:value-type="float">
            <text:p>807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84" calcext:value-type="float">
            <text:p>808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97" calcext:value-type="float">
            <text:p>809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111" calcext:value-type="float">
            <text:p>811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24" calcext:value-type="float">
            <text:p>812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38" calcext:value-type="float">
            <text:p>813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51" calcext:value-type="float">
            <text:p>815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64" calcext:value-type="float">
            <text:p>816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78" calcext:value-type="float">
            <text:p>817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91" calcext:value-type="float">
            <text:p>819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04" calcext:value-type="float">
            <text:p>8204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18" calcext:value-type="float">
            <text:p>82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31" calcext:value-type="float">
            <text:p>823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45" calcext:value-type="float">
            <text:p>824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58" calcext:value-type="float">
            <text:p>825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71" calcext:value-type="float">
            <text:p>827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85" calcext:value-type="float">
            <text:p>828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98" calcext:value-type="float">
            <text:p>829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11" calcext:value-type="float">
            <text:p>831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25" calcext:value-type="float">
            <text:p>832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38" calcext:value-type="float">
            <text:p>833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51" calcext:value-type="float">
            <text:p>835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65" calcext:value-type="float">
            <text:p>836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78" calcext:value-type="float">
            <text:p>837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92" calcext:value-type="float">
            <text:p>839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405" calcext:value-type="float">
            <text:p>840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418" calcext:value-type="float">
            <text:p>841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432" calcext:value-type="float">
            <text:p>843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445" calcext:value-type="float">
            <text:p>844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458" calcext:value-type="float">
            <text:p>845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472" calcext:value-type="float">
            <text:p>847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485" calcext:value-type="float">
            <text:p>848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498" calcext:value-type="float">
            <text:p>849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512" calcext:value-type="float">
            <text:p>851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525" calcext:value-type="float">
            <text:p>852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539" calcext:value-type="float">
            <text:p>853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552" calcext:value-type="float">
            <text:p>855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565" calcext:value-type="float">
            <text:p>856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579" calcext:value-type="float">
            <text:p>857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592" calcext:value-type="float">
            <text:p>859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05" calcext:value-type="float">
            <text:p>860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19" calcext:value-type="float">
            <text:p>861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32" calcext:value-type="float">
            <text:p>863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45" calcext:value-type="float">
            <text:p>864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659" calcext:value-type="float">
            <text:p>865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672" calcext:value-type="float">
            <text:p>867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686" calcext:value-type="float">
            <text:p>868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699" calcext:value-type="float">
            <text:p>869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712" calcext:value-type="float">
            <text:p>871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726" calcext:value-type="float">
            <text:p>872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39" calcext:value-type="float">
            <text:p>873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52" calcext:value-type="float">
            <text:p>875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66" calcext:value-type="float">
            <text:p>876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79" calcext:value-type="float">
            <text:p>877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93" calcext:value-type="float">
            <text:p>879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06" calcext:value-type="float">
            <text:p>880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19" calcext:value-type="float">
            <text:p>88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33" calcext:value-type="float">
            <text:p>883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46" calcext:value-type="float">
            <text:p>884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59" calcext:value-type="float">
            <text:p>885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73" calcext:value-type="float">
            <text:p>887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86" calcext:value-type="float">
            <text:p>888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99" calcext:value-type="float">
            <text:p>889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13" calcext:value-type="float">
            <text:p>891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26" calcext:value-type="float">
            <text:p>892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40" calcext:value-type="float">
            <text:p>894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53" calcext:value-type="float">
            <text:p>895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66" calcext:value-type="float">
            <text:p>896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80" calcext:value-type="float">
            <text:p>898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93" calcext:value-type="float">
            <text:p>899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06" calcext:value-type="float">
            <text:p>900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20" calcext:value-type="float">
            <text:p>902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33" calcext:value-type="float">
            <text:p>903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46" calcext:value-type="float">
            <text:p>904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60" calcext:value-type="float">
            <text:p>906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73" calcext:value-type="float">
            <text:p>907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85" calcext:value-type="float">
            <text:p>908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98" calcext:value-type="float">
            <text:p>909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10" calcext:value-type="float">
            <text:p>911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22" calcext:value-type="float">
            <text:p>912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34" calcext:value-type="float">
            <text:p>913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47" calcext:value-type="float">
            <text:p>914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59" calcext:value-type="float">
            <text:p>915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71" calcext:value-type="float">
            <text:p>917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83" calcext:value-type="float">
            <text:p>918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96" calcext:value-type="float">
            <text:p>919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08" calcext:value-type="float">
            <text:p>920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20" calcext:value-type="float">
            <text:p>922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32" calcext:value-type="float">
            <text:p>923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45" calcext:value-type="float">
            <text:p>924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57" calcext:value-type="float">
            <text:p>925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69" calcext:value-type="float">
            <text:p>926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81" calcext:value-type="float">
            <text:p>928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94" calcext:value-type="float">
            <text:p>929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306" calcext:value-type="float">
            <text:p>930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318" calcext:value-type="float">
            <text:p>931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31" calcext:value-type="float">
            <text:p>933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43" calcext:value-type="float">
            <text:p>934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55" calcext:value-type="float">
            <text:p>935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67" calcext:value-type="float">
            <text:p>936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80" calcext:value-type="float">
            <text:p>938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92" calcext:value-type="float">
            <text:p>939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04" calcext:value-type="float">
            <text:p>940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16" calcext:value-type="float">
            <text:p>941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29" calcext:value-type="float">
            <text:p>942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41" calcext:value-type="float">
            <text:p>944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53" calcext:value-type="float">
            <text:p>945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66" calcext:value-type="float">
            <text:p>946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80" calcext:value-type="float">
            <text:p>948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93" calcext:value-type="float">
            <text:p>949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06" calcext:value-type="float">
            <text:p>950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19" calcext:value-type="float">
            <text:p>951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31" calcext:value-type="float">
            <text:p>95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43" calcext:value-type="float">
            <text:p>954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57" calcext:value-type="float">
            <text:p>955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70" calcext:value-type="float">
            <text:p>957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83" calcext:value-type="float">
            <text:p>958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97" calcext:value-type="float">
            <text:p>959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10" calcext:value-type="float">
            <text:p>961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23" calcext:value-type="float">
            <text:p>962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37" calcext:value-type="float">
            <text:p>963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50" calcext:value-type="float">
            <text:p>965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64" calcext:value-type="float">
            <text:p>966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77" calcext:value-type="float">
            <text:p>967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90" calcext:value-type="float">
            <text:p>969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704" calcext:value-type="float">
            <text:p>970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717" calcext:value-type="float">
            <text:p>97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730" calcext:value-type="float">
            <text:p>973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744" calcext:value-type="float">
            <text:p>9744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57" calcext:value-type="float">
            <text:p>975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70" calcext:value-type="float">
            <text:p>977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84" calcext:value-type="float">
            <text:p>9784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97" calcext:value-type="float">
            <text:p>979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811" calcext:value-type="float">
            <text:p>981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824" calcext:value-type="float">
            <text:p>982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837" calcext:value-type="float">
            <text:p>983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851" calcext:value-type="float">
            <text:p>985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864" calcext:value-type="float">
            <text:p>986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877" calcext:value-type="float">
            <text:p>987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891" calcext:value-type="float">
            <text:p>989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04" calcext:value-type="float">
            <text:p>990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18" calcext:value-type="float">
            <text:p>991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31" calcext:value-type="float">
            <text:p>993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44" calcext:value-type="float">
            <text:p>994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58" calcext:value-type="float">
            <text:p>995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71" calcext:value-type="float">
            <text:p>997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84" calcext:value-type="float">
            <text:p>998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98" calcext:value-type="float">
            <text:p>999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11" calcext:value-type="float">
            <text:p>1001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24" calcext:value-type="float">
            <text:p>100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38" calcext:value-type="float">
            <text:p>1003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51" calcext:value-type="float">
            <text:p>1005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65" calcext:value-type="float">
            <text:p>1006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78" calcext:value-type="float">
            <text:p>1007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91" calcext:value-type="float">
            <text:p>1009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05" calcext:value-type="float">
            <text:p>1010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18" calcext:value-type="float">
            <text:p>1011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31" calcext:value-type="float">
            <text:p>1013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45" calcext:value-type="float">
            <text:p>1014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58" calcext:value-type="float">
            <text:p>1015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171" calcext:value-type="float">
            <text:p>1017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185" calcext:value-type="float">
            <text:p>1018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198" calcext:value-type="float">
            <text:p>1019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12" calcext:value-type="float">
            <text:p>1021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25" calcext:value-type="float">
            <text:p>1022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38" calcext:value-type="float">
            <text:p>1023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52" calcext:value-type="float">
            <text:p>1025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65" calcext:value-type="float">
            <text:p>1026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78" calcext:value-type="float">
            <text:p>1027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92" calcext:value-type="float">
            <text:p>1029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05" calcext:value-type="float">
            <text:p>1030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18" calcext:value-type="float">
            <text:p>1031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32" calcext:value-type="float">
            <text:p>1033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345" calcext:value-type="float">
            <text:p>1034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359" calcext:value-type="float">
            <text:p>1035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372" calcext:value-type="float">
            <text:p>1037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385" calcext:value-type="float">
            <text:p>1038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399" calcext:value-type="float">
            <text:p>10399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412" calcext:value-type="float">
            <text:p>1041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425" calcext:value-type="float">
            <text:p>1042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439" calcext:value-type="float">
            <text:p>1043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452" calcext:value-type="float">
            <text:p>1045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66" calcext:value-type="float">
            <text:p>1046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79" calcext:value-type="float">
            <text:p>1047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92" calcext:value-type="float">
            <text:p>1049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06" calcext:value-type="float">
            <text:p>1050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19" calcext:value-type="float">
            <text:p>1051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32" calcext:value-type="float">
            <text:p>1053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546" calcext:value-type="float">
            <text:p>1054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559" calcext:value-type="float">
            <text:p>1055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572" calcext:value-type="float">
            <text:p>1057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586" calcext:value-type="float">
            <text:p>1058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599" calcext:value-type="float">
            <text:p>1059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13" calcext:value-type="float">
            <text:p>1061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26" calcext:value-type="float">
            <text:p>1062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39" calcext:value-type="float">
            <text:p>1063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53" calcext:value-type="float">
            <text:p>1065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666" calcext:value-type="float">
            <text:p>1066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679" calcext:value-type="float">
            <text:p>1067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693" calcext:value-type="float">
            <text:p>1069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06" calcext:value-type="float">
            <text:p>1070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19" calcext:value-type="float">
            <text:p>1071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33" calcext:value-type="float">
            <text:p>1073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46" calcext:value-type="float">
            <text:p>1074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60" calcext:value-type="float">
            <text:p>1076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73" calcext:value-type="float">
            <text:p>1077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86" calcext:value-type="float">
            <text:p>1078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00" calcext:value-type="float">
            <text:p>108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13" calcext:value-type="float">
            <text:p>1081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26" calcext:value-type="float">
            <text:p>1082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40" calcext:value-type="float">
            <text:p>1084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53" calcext:value-type="float">
            <text:p>1085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66" calcext:value-type="float">
            <text:p>1086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80" calcext:value-type="float">
            <text:p>1088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93" calcext:value-type="float">
            <text:p>1089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07" calcext:value-type="float">
            <text:p>1090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20" calcext:value-type="float">
            <text:p>1092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33" calcext:value-type="float">
            <text:p>1093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47" calcext:value-type="float">
            <text:p>1094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60" calcext:value-type="float">
            <text:p>1096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73" calcext:value-type="float">
            <text:p>1097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87" calcext:value-type="float">
            <text:p>1098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014" calcext:value-type="float">
            <text:p>1101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027" calcext:value-type="float">
            <text:p>1102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40" calcext:value-type="float">
            <text:p>1104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54" calcext:value-type="float">
            <text:p>1105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67" calcext:value-type="float">
            <text:p>1106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80" calcext:value-type="float">
            <text:p>1108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94" calcext:value-type="float">
            <text:p>1109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07" calcext:value-type="float">
            <text:p>1110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20" calcext:value-type="float">
            <text:p>11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34" calcext:value-type="float">
            <text:p>1113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47" calcext:value-type="float">
            <text:p>1114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61" calcext:value-type="float">
            <text:p>1116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74" calcext:value-type="float">
            <text:p>1117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87" calcext:value-type="float">
            <text:p>1118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01" calcext:value-type="float">
            <text:p>1120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14" calcext:value-type="float">
            <text:p>112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27" calcext:value-type="float">
            <text:p>1122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41" calcext:value-type="float">
            <text:p>1124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54" calcext:value-type="float">
            <text:p>1125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67" calcext:value-type="float">
            <text:p>1126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281" calcext:value-type="float">
            <text:p>1128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294" calcext:value-type="float">
            <text:p>1129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08" calcext:value-type="float">
            <text:p>1130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321" calcext:value-type="float">
            <text:p>1132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334" calcext:value-type="float">
            <text:p>1133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348" calcext:value-type="float">
            <text:p>1134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61" calcext:value-type="float">
            <text:p>1136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74" calcext:value-type="float">
            <text:p>1137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88" calcext:value-type="float">
            <text:p>1138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401" calcext:value-type="float">
            <text:p>1140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415" calcext:value-type="float">
            <text:p>1141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428" calcext:value-type="float">
            <text:p>1142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41" calcext:value-type="float">
            <text:p>1144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55" calcext:value-type="float">
            <text:p>1145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68" calcext:value-type="float">
            <text:p>1146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81" calcext:value-type="float">
            <text:p>1148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95" calcext:value-type="float">
            <text:p>1149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508" calcext:value-type="float">
            <text:p>1150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521" calcext:value-type="float">
            <text:p>1152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535" calcext:value-type="float">
            <text:p>1153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548" calcext:value-type="float">
            <text:p>1154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562" calcext:value-type="float">
            <text:p>1156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575" calcext:value-type="float">
            <text:p>1157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588" calcext:value-type="float">
            <text:p>1158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602" calcext:value-type="float">
            <text:p>1160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615" calcext:value-type="float">
            <text:p>1161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628" calcext:value-type="float">
            <text:p>1162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642" calcext:value-type="float">
            <text:p>1164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655" calcext:value-type="float">
            <text:p>1165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668" calcext:value-type="float">
            <text:p>1166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682" calcext:value-type="float">
            <text:p>1168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695" calcext:value-type="float">
            <text:p>1169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709" calcext:value-type="float">
            <text:p>1170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722" calcext:value-type="float">
            <text:p>1172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735" calcext:value-type="float">
            <text:p>1173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749" calcext:value-type="float">
            <text:p>1174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762" calcext:value-type="float">
            <text:p>1176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775" calcext:value-type="float">
            <text:p>1177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789" calcext:value-type="float">
            <text:p>1178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802" calcext:value-type="float">
            <text:p>1180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815" calcext:value-type="float">
            <text:p>1181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829" calcext:value-type="float">
            <text:p>1182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842" calcext:value-type="float">
            <text:p>1184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856" calcext:value-type="float">
            <text:p>1185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869" calcext:value-type="float">
            <text:p>1186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882" calcext:value-type="float">
            <text:p>1188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896" calcext:value-type="float">
            <text:p>1189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909" calcext:value-type="float">
            <text:p>1190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922" calcext:value-type="float">
            <text:p>1192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36" calcext:value-type="float">
            <text:p>1193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49" calcext:value-type="float">
            <text:p>1194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63" calcext:value-type="float">
            <text:p>1196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976" calcext:value-type="float">
            <text:p>1197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989" calcext:value-type="float">
            <text:p>1198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03" calcext:value-type="float">
            <text:p>1200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16" calcext:value-type="float">
            <text:p>120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29" calcext:value-type="float">
            <text:p>1202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43" calcext:value-type="float">
            <text:p>1204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56" calcext:value-type="float">
            <text:p>1205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69" calcext:value-type="float">
            <text:p>1206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83" calcext:value-type="float">
            <text:p>1208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096" calcext:value-type="float">
            <text:p>1209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110" calcext:value-type="float">
            <text:p>1211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123" calcext:value-type="float">
            <text:p>1212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36" calcext:value-type="float">
            <text:p>1213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50" calcext:value-type="float">
            <text:p>1215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63" calcext:value-type="float">
            <text:p>1216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176" calcext:value-type="float">
            <text:p>1217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190" calcext:value-type="float">
            <text:p>1219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203" calcext:value-type="float">
            <text:p>1220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16" calcext:value-type="float">
            <text:p>1221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30" calcext:value-type="float">
            <text:p>1223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43" calcext:value-type="float">
            <text:p>1224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257" calcext:value-type="float">
            <text:p>1225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270" calcext:value-type="float">
            <text:p>1227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283" calcext:value-type="float">
            <text:p>1228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297" calcext:value-type="float">
            <text:p>1229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310" calcext:value-type="float">
            <text:p>12310</text:p>
          </table:table-cell>
          <table:table-cell table:number-columns-repeated="5"/>
        </table:table-row>
        <table:table-row table:style-name="ro1" table:number-rows-repeated="104763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5:14:00.997746501</meta:creation-date>
    <dc:date>2024-01-15T16:46:48.009925226</dc:date>
    <meta:editing-duration>PT1H32M47S</meta:editing-duration>
    <meta:editing-cycles>3</meta:editing-cycles>
    <meta:generator>LibreOffice/7.5.9.2$Linux_X86_64 LibreOffice_project/50$Build-2</meta:generator>
    <meta:document-statistic meta:table-count="3" meta:cell-count="3965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scatter" chart:column-mapping="1 0" chart:style-name="ch1">
        <chart:title svg:x="7.565cm" svg:y="0.316cm" chart:style-name="ch2">
          <text:p>info</text:p>
        </chart:title>
        <chart:legend chart:legend-position="end" svg:x="13.159cm" svg:y="4.206cm" style:legend-expansion="high" chart:style-name="ch3"/>
        <chart:plot-area chart:style-name="ch4" table:cell-range-address="'p==10'.A2:'p==10'.B514" svg:x="1.331cm" svg:y="1.275cm" svg:width="11.508cm" svg:height="6.574cm">
          <chart:coordinate-region svg:x="1.952cm" svg:y="1.474cm" svg:width="10.422cm" svg:height="5.728cm"/>
          <chart:axis chart:dimension="x" chart:name="primary-x" chart:style-name="ch5">
            <chart:title svg:x="6.776cm" svg:y="8.029cm" chart:style-name="ch6">
              <text:p>dist</text:p>
            </chart:title>
            <chart:grid chart:style-name="ch7" chart:class="major"/>
          </chart:axis>
          <chart:axis chart:dimension="y" chart:name="primary-y" chart:style-name="ch5">
            <chart:title svg:x="0.451cm" svg:y="4.924cm" chart:style-name="ch8">
              <text:p>time</text:p>
            </chart:title>
            <chart:grid chart:style-name="ch7" chart:class="major"/>
          </chart:axis>
          <chart:series chart:style-name="ch9" chart:values-cell-range-address="'p==10'.A2:'p==10'.A514" chart:class="chart:scatter">
            <chart:domain table:cell-range-address="'p==10'.B2:'p==10'.B514"/>
            <chart:data-point chart:repeated="5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77">
                <text:p>4277</text:p>
                <draw:g>
                  <svg:desc>'p==10'.B2:'p==10'.B514</svg:desc>
                </draw:g>
              </table:table-cell>
              <table:table-cell office:value-type="float" office:value="15">
                <text:p>15</text:p>
                <draw:g>
                  <svg:desc>'p==10'.A2:'p==10'.A5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97">
                <text:p>43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17">
                <text:p>45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37">
                <text:p>46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57">
                <text:p>47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77">
                <text:p>48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97">
                <text:p>49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17">
                <text:p>51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37">
                <text:p>52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57">
                <text:p>53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77">
                <text:p>54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97">
                <text:p>55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17">
                <text:p>57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37">
                <text:p>58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57">
                <text:p>59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77">
                <text:p>60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97">
                <text:p>61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17">
                <text:p>63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36">
                <text:p>64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56">
                <text:p>65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76">
                <text:p>66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96">
                <text:p>67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16">
                <text:p>69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36">
                <text:p>70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46">
                <text:p>71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56">
                <text:p>72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66">
                <text:p>73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76">
                <text:p>74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86">
                <text:p>75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696">
                <text:p>76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06">
                <text:p>78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16">
                <text:p>79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26">
                <text:p>80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136">
                <text:p>81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246">
                <text:p>82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356">
                <text:p>83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466">
                <text:p>84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76">
                <text:p>85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86">
                <text:p>86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796">
                <text:p>87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906">
                <text:p>89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16">
                <text:p>90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26">
                <text:p>91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246">
                <text:p>92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366">
                <text:p>93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86">
                <text:p>94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596">
                <text:p>95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706">
                <text:p>97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16">
                <text:p>98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26">
                <text:p>99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36">
                <text:p>100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156">
                <text:p>101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276">
                <text:p>102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396">
                <text:p>103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516">
                <text:p>105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636">
                <text:p>106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756">
                <text:p>107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876">
                <text:p>108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996">
                <text:p>109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116">
                <text:p>111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236">
                <text:p>112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356">
                <text:p>113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476">
                <text:p>114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596">
                <text:p>115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716">
                <text:p>117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836">
                <text:p>118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956">
                <text:p>119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076">
                <text:p>120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196">
                <text:p>121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316">
                <text:p>123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436">
                <text:p>124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556">
                <text:p>125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676">
                <text:p>126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796">
                <text:p>127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916">
                <text:p>129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036">
                <text:p>130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156">
                <text:p>131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276">
                <text:p>132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396">
                <text:p>133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516">
                <text:p>135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635">
                <text:p>136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755">
                <text:p>13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875">
                <text:p>138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995">
                <text:p>139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115">
                <text:p>141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235">
                <text:p>142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355">
                <text:p>143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475">
                <text:p>144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595">
                <text:p>145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715">
                <text:p>147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835">
                <text:p>148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955">
                <text:p>149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075">
                <text:p>150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195">
                <text:p>151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315">
                <text:p>153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435">
                <text:p>154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555">
                <text:p>155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675">
                <text:p>156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795">
                <text:p>157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915">
                <text:p>159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035">
                <text:p>160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155">
                <text:p>161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275">
                <text:p>162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395">
                <text:p>163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515">
                <text:p>165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635">
                <text:p>166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755">
                <text:p>167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875">
                <text:p>168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995">
                <text:p>169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115">
                <text:p>171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235">
                <text:p>172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355">
                <text:p>173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475">
                <text:p>174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595">
                <text:p>175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715">
                <text:p>177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835">
                <text:p>178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955">
                <text:p>179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075">
                <text:p>180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195">
                <text:p>181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315">
                <text:p>183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435">
                <text:p>184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555">
                <text:p>185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675">
                <text:p>186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795">
                <text:p>187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915">
                <text:p>189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035">
                <text:p>190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155">
                <text:p>191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275">
                <text:p>192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395">
                <text:p>193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515">
                <text:p>195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635">
                <text:p>196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755">
                <text:p>197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875">
                <text:p>19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995">
                <text:p>199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115">
                <text:p>201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235">
                <text:p>202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355">
                <text:p>203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475">
                <text:p>204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595">
                <text:p>205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715">
                <text:p>207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834">
                <text:p>208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954">
                <text:p>209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074">
                <text:p>210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194">
                <text:p>211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314">
                <text:p>213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434">
                <text:p>214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554">
                <text:p>215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674">
                <text:p>216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794">
                <text:p>217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914">
                <text:p>219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034">
                <text:p>220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154">
                <text:p>221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274">
                <text:p>222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394">
                <text:p>223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514">
                <text:p>225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634">
                <text:p>226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754">
                <text:p>227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874">
                <text:p>228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994">
                <text:p>229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114">
                <text:p>231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234">
                <text:p>23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354">
                <text:p>233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474">
                <text:p>234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594">
                <text:p>235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714">
                <text:p>237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834">
                <text:p>238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954">
                <text:p>239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074">
                <text:p>240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194">
                <text:p>241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314">
                <text:p>243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434">
                <text:p>244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554">
                <text:p>245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674">
                <text:p>246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794">
                <text:p>247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914">
                <text:p>249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034">
                <text:p>250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154">
                <text:p>25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274">
                <text:p>252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394">
                <text:p>253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514">
                <text:p>255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634">
                <text:p>256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754">
                <text:p>257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874">
                <text:p>258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994">
                <text:p>259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114">
                <text:p>261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234">
                <text:p>262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354">
                <text:p>263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474">
                <text:p>264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594">
                <text:p>265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714">
                <text:p>267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834">
                <text:p>268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954">
                <text:p>269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074">
                <text:p>270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194">
                <text:p>27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314">
                <text:p>273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434">
                <text:p>274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554">
                <text:p>275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674">
                <text:p>276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794">
                <text:p>277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7914">
                <text:p>279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033">
                <text:p>280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153">
                <text:p>281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273">
                <text:p>282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393">
                <text:p>283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513">
                <text:p>285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633">
                <text:p>286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753">
                <text:p>28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873">
                <text:p>288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993">
                <text:p>289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113">
                <text:p>291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233">
                <text:p>292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353">
                <text:p>293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473">
                <text:p>294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9593">
                <text:p>295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9713">
                <text:p>297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9833">
                <text:p>298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9953">
                <text:p>299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073">
                <text:p>300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0193">
                <text:p>301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313">
                <text:p>303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433">
                <text:p>304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553">
                <text:p>305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673">
                <text:p>306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793">
                <text:p>30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0913">
                <text:p>309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033">
                <text:p>310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1153">
                <text:p>311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273">
                <text:p>312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1393">
                <text:p>313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1513">
                <text:p>315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1633">
                <text:p>316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1753">
                <text:p>317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1873">
                <text:p>318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1993">
                <text:p>319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2113">
                <text:p>321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2233">
                <text:p>322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2353">
                <text:p>323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2473">
                <text:p>324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2593">
                <text:p>3259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2713">
                <text:p>327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833">
                <text:p>328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2953">
                <text:p>329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073">
                <text:p>330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3193">
                <text:p>331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3313">
                <text:p>333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3433">
                <text:p>334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3553">
                <text:p>335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3673">
                <text:p>336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3793">
                <text:p>337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3913">
                <text:p>339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4033">
                <text:p>340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153">
                <text:p>341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4273">
                <text:p>342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393">
                <text:p>3439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513">
                <text:p>345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4633">
                <text:p>346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753">
                <text:p>347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873">
                <text:p>348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4993">
                <text:p>349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113">
                <text:p>351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232">
                <text:p>352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352">
                <text:p>353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472">
                <text:p>354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5592">
                <text:p>355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712">
                <text:p>35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5832">
                <text:p>358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5952">
                <text:p>359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6072">
                <text:p>360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6192">
                <text:p>361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6312">
                <text:p>363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6432">
                <text:p>364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6552">
                <text:p>365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6672">
                <text:p>366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6792">
                <text:p>367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912">
                <text:p>369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7032">
                <text:p>370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7152">
                <text:p>371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7272">
                <text:p>372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392">
                <text:p>373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7512">
                <text:p>375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7632">
                <text:p>376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752">
                <text:p>377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7872">
                <text:p>378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7992">
                <text:p>379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8112">
                <text:p>381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8232">
                <text:p>382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8352">
                <text:p>383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8472">
                <text:p>384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8592">
                <text:p>385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8712">
                <text:p>387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8832">
                <text:p>388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8952">
                <text:p>389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9072">
                <text:p>390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9192">
                <text:p>391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9312">
                <text:p>393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9432">
                <text:p>394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9552">
                <text:p>395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9672">
                <text:p>396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9792">
                <text:p>397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9912">
                <text:p>399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0032">
                <text:p>400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152">
                <text:p>401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0272">
                <text:p>402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0392">
                <text:p>403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512">
                <text:p>405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632">
                <text:p>406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752">
                <text:p>407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872">
                <text:p>408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992">
                <text:p>409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1112">
                <text:p>411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1232">
                <text:p>412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1352">
                <text:p>413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1472">
                <text:p>414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1592">
                <text:p>415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1712">
                <text:p>417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1832">
                <text:p>418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1952">
                <text:p>419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2072">
                <text:p>420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2192">
                <text:p>421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2312">
                <text:p>423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2431">
                <text:p>424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2551">
                <text:p>425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2671">
                <text:p>426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2791">
                <text:p>427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2911">
                <text:p>429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3031">
                <text:p>430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3151">
                <text:p>431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3271">
                <text:p>432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3391">
                <text:p>433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3511">
                <text:p>435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3631">
                <text:p>436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3751">
                <text:p>437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3871">
                <text:p>438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3991">
                <text:p>439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4111">
                <text:p>441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4231">
                <text:p>442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4351">
                <text:p>443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4471">
                <text:p>444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591">
                <text:p>445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4711">
                <text:p>447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4831">
                <text:p>448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951">
                <text:p>449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5071">
                <text:p>450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5191">
                <text:p>451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5311">
                <text:p>453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5431">
                <text:p>454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5551">
                <text:p>455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5671">
                <text:p>456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5791">
                <text:p>457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5911">
                <text:p>459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6031">
                <text:p>460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6151">
                <text:p>461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6271">
                <text:p>46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6391">
                <text:p>463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6511">
                <text:p>465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6631">
                <text:p>466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6751">
                <text:p>467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6871">
                <text:p>468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6991">
                <text:p>469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7111">
                <text:p>471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7231">
                <text:p>472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7351">
                <text:p>473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7471">
                <text:p>474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7591">
                <text:p>475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7711">
                <text:p>477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7831">
                <text:p>478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7951">
                <text:p>479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8071">
                <text:p>480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8191">
                <text:p>481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8311">
                <text:p>483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8431">
                <text:p>484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8551">
                <text:p>485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8671">
                <text:p>486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8791">
                <text:p>487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8911">
                <text:p>489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9031">
                <text:p>490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9151">
                <text:p>491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9271">
                <text:p>492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9391">
                <text:p>493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9511">
                <text:p>495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9630">
                <text:p>496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9750">
                <text:p>497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9870">
                <text:p>498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9990">
                <text:p>499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0110">
                <text:p>501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0230">
                <text:p>502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0350">
                <text:p>503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0470">
                <text:p>504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0590">
                <text:p>505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0710">
                <text:p>507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0830">
                <text:p>508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0950">
                <text:p>509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1070">
                <text:p>510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1190">
                <text:p>511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1310">
                <text:p>513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1430">
                <text:p>514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1550">
                <text:p>515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1670">
                <text:p>516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1790">
                <text:p>517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1910">
                <text:p>519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2030">
                <text:p>520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2150">
                <text:p>52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2270">
                <text:p>522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2390">
                <text:p>523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2510">
                <text:p>525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2630">
                <text:p>526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2750">
                <text:p>527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2870">
                <text:p>528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2990">
                <text:p>529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3110">
                <text:p>531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3230">
                <text:p>532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3350">
                <text:p>533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3470">
                <text:p>534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3590">
                <text:p>535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3710">
                <text:p>537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3830">
                <text:p>538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3950">
                <text:p>539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4070">
                <text:p>540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4190">
                <text:p>541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4310">
                <text:p>543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4430">
                <text:p>544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4550">
                <text:p>545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4670">
                <text:p>546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4790">
                <text:p>547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4910">
                <text:p>549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5030">
                <text:p>550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5150">
                <text:p>55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5270">
                <text:p>552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5390">
                <text:p>553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510">
                <text:p>555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5630">
                <text:p>556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5750">
                <text:p>557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5870">
                <text:p>558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5990">
                <text:p>559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6110">
                <text:p>561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6230">
                <text:p>562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6350">
                <text:p>563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6470">
                <text:p>564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6590">
                <text:p>565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6710">
                <text:p>567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6829">
                <text:p>568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6949">
                <text:p>569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7069">
                <text:p>570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7189">
                <text:p>571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7309">
                <text:p>57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7429">
                <text:p>574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7549">
                <text:p>575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7669">
                <text:p>576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7789">
                <text:p>577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7909">
                <text:p>579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8029">
                <text:p>580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8149">
                <text:p>581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8269">
                <text:p>582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8389">
                <text:p>583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8509">
                <text:p>585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8629">
                <text:p>586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8749">
                <text:p>587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8869">
                <text:p>588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8989">
                <text:p>58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9109">
                <text:p>591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9229">
                <text:p>592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9349">
                <text:p>593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9469">
                <text:p>594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9589">
                <text:p>595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9709">
                <text:p>597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9829">
                <text:p>598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9949">
                <text:p>599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0069">
                <text:p>600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0189">
                <text:p>601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0309">
                <text:p>60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0429">
                <text:p>604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0549">
                <text:p>605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0669">
                <text:p>606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0789">
                <text:p>607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0909">
                <text:p>609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1029">
                <text:p>610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1149">
                <text:p>611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1269">
                <text:p>612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1389">
                <text:p>613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1509">
                <text:p>615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1629">
                <text:p>616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1749">
                <text:p>617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1869">
                <text:p>618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1989">
                <text:p>61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2109">
                <text:p>621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2229">
                <text:p>622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2349">
                <text:p>623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2469">
                <text:p>624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2589">
                <text:p>625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2709">
                <text:p>627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2829">
                <text:p>628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2949">
                <text:p>629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3069">
                <text:p>630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3189">
                <text:p>631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3309">
                <text:p>63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3429">
                <text:p>634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3549">
                <text:p>635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3669">
                <text:p>636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3789">
                <text:p>637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3909">
                <text:p>639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4028">
                <text:p>640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4148">
                <text:p>641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4268">
                <text:p>642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4388">
                <text:p>643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4508">
                <text:p>645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4628">
                <text:p>646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4748">
                <text:p>647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4868">
                <text:p>648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4988">
                <text:p>649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5108">
                <text:p>651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5228">
                <text:p>652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5348">
                <text:p>653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5468">
                <text:p>65468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scatter" chart:style-name="ch1">
        <chart:title svg:x="7.379cm" svg:y="0.316cm" chart:style-name="ch2">
          <text:p>name</text:p>
        </chart:title>
        <chart:legend chart:legend-position="end" svg:x="14.006cm" svg:y="4.206cm" style:legend-expansion="high" chart:style-name="ch3"/>
        <chart:plot-area chart:style-name="ch4" table:cell-range-address="'p==11'.A1:'p==11'.B519" chart:data-source-has-labels="both" svg:x="1.331cm" svg:y="1.275cm" svg:width="12.355cm" svg:height="6.574cm">
          <chart:coordinate-region svg:x="1.952cm" svg:y="1.474cm" svg:width="11.269cm" svg:height="5.728cm"/>
          <chart:axis chart:dimension="x" chart:name="primary-x" chart:style-name="ch5" chartooo:axis-type="auto">
            <chart:title svg:x="7.146cm" svg:y="8.029cm" chart:style-name="ch6">
              <text:p>time</text:p>
            </chart:title>
            <chart:categories table:cell-range-address="'p==11'.A2:'p==11'.A2"/>
          </chart:axis>
          <chart:axis chart:dimension="y" chart:name="primary-y" chart:style-name="ch5">
            <chart:title svg:x="0.451cm" svg:y="4.871cm" chart:style-name="ch7">
              <text:p>dist</text:p>
            </chart:title>
            <chart:grid chart:style-name="ch8" chart:class="major"/>
          </chart:axis>
          <chart:series chart:style-name="ch9" chart:values-cell-range-address="'p==11'.A2:'p==11'.A519" chart:label-cell-address="'p==11'.B1:'p==11'.B1" chart:class="chart:scatter">
            <chart:domain table:cell-range-address="'p==11'.B2:'p==11'.B519"/>
            <chart:data-point chart:repeated="5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</text:p>
                <draw:g>
                  <svg:desc>'p==11'.B1:'p==11'.B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p==11'.A2:'p==11'.A2</svg:desc>
                </draw:g>
              </table:table-cell>
              <table:table-cell office:value-type="float" office:value="162">
                <text:p>162</text:p>
                <draw:g>
                  <svg:desc>'p==11'.B2:'p==11'.B519</svg:desc>
                </draw:g>
              </table:table-cell>
              <table:table-cell office:value-type="float" office:value="16">
                <text:p>16</text:p>
                <draw:g>
                  <svg:desc>'p==11'.A2:'p==11'.A519</svg:desc>
                </draw:g>
              </table:table-cell>
            </table:table-row>
            <table:table-row>
              <table:table-cell office:value-type="string"/>
              <table:table-cell office:value-type="float" office:value="272">
                <text:p>2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382">
                <text:p>3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92">
                <text:p>4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02">
                <text:p>6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712">
                <text:p>7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822">
                <text:p>8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932">
                <text:p>9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042">
                <text:p>10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162">
                <text:p>11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282">
                <text:p>12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402">
                <text:p>14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522">
                <text:p>15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642">
                <text:p>16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762">
                <text:p>17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882">
                <text:p>18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002">
                <text:p>20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122">
                <text:p>21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242">
                <text:p>2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362">
                <text:p>23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482">
                <text:p>24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602">
                <text:p>26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722">
                <text:p>27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842">
                <text:p>28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962">
                <text:p>29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082">
                <text:p>30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202">
                <text:p>32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322">
                <text:p>33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442">
                <text:p>34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562">
                <text:p>35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682">
                <text:p>36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802">
                <text:p>38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922">
                <text:p>39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4042">
                <text:p>40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4162">
                <text:p>41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4282">
                <text:p>42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4402">
                <text:p>44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4522">
                <text:p>45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4642">
                <text:p>46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4762">
                <text:p>47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4882">
                <text:p>48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5002">
                <text:p>50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5122">
                <text:p>51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5242">
                <text:p>5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5362">
                <text:p>53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5482">
                <text:p>54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5602">
                <text:p>56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5721">
                <text:p>57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5841">
                <text:p>58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5961">
                <text:p>59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6081">
                <text:p>60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6201">
                <text:p>62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6321">
                <text:p>63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6441">
                <text:p>64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6561">
                <text:p>65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681">
                <text:p>66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801">
                <text:p>68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921">
                <text:p>69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7041">
                <text:p>70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7161">
                <text:p>71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7281">
                <text:p>72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7401">
                <text:p>74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7521">
                <text:p>75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7641">
                <text:p>76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7761">
                <text:p>77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7881">
                <text:p>78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8001">
                <text:p>80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8121">
                <text:p>81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8241">
                <text:p>82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8361">
                <text:p>83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8481">
                <text:p>84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8601">
                <text:p>86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8721">
                <text:p>87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8841">
                <text:p>88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8961">
                <text:p>89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9081">
                <text:p>90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9201">
                <text:p>92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9321">
                <text:p>93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9441">
                <text:p>94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9561">
                <text:p>95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9681">
                <text:p>96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9801">
                <text:p>98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9921">
                <text:p>99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0041">
                <text:p>100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0161">
                <text:p>101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0281">
                <text:p>102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0401">
                <text:p>104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0521">
                <text:p>105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0641">
                <text:p>106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0761">
                <text:p>107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0881">
                <text:p>108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1001">
                <text:p>110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1121">
                <text:p>111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1241">
                <text:p>112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1361">
                <text:p>113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1481">
                <text:p>114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1601">
                <text:p>116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1721">
                <text:p>117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1841">
                <text:p>118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1961">
                <text:p>119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2081">
                <text:p>120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2201">
                <text:p>122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2321">
                <text:p>123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2441">
                <text:p>124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2561">
                <text:p>125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2681">
                <text:p>126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2801">
                <text:p>128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2920">
                <text:p>129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3040">
                <text:p>130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3160">
                <text:p>131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3280">
                <text:p>132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3400">
                <text:p>134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3520">
                <text:p>135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3640">
                <text:p>136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3760">
                <text:p>137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3880">
                <text:p>138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4000">
                <text:p>14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4120">
                <text:p>141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4240">
                <text:p>142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4360">
                <text:p>143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4480">
                <text:p>144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4600">
                <text:p>146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4720">
                <text:p>147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4840">
                <text:p>148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4960">
                <text:p>149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5080">
                <text:p>150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5200">
                <text:p>15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5320">
                <text:p>153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5440">
                <text:p>154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5560">
                <text:p>155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5680">
                <text:p>156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5800">
                <text:p>158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5920">
                <text:p>159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6040">
                <text:p>160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6160">
                <text:p>161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6280">
                <text:p>162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6400">
                <text:p>164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6520">
                <text:p>165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6640">
                <text:p>166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6760">
                <text:p>167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6880">
                <text:p>168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17000">
                <text:p>17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17120">
                <text:p>171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17240">
                <text:p>172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7360">
                <text:p>17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7480">
                <text:p>174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7600">
                <text:p>176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7720">
                <text:p>177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7840">
                <text:p>178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7960">
                <text:p>179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8080">
                <text:p>180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8200">
                <text:p>18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8320">
                <text:p>183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18440">
                <text:p>184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18560">
                <text:p>185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18680">
                <text:p>186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18800">
                <text:p>188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18920">
                <text:p>189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19040">
                <text:p>190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19160">
                <text:p>191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19280">
                <text:p>192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19400">
                <text:p>194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19520">
                <text:p>195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19640">
                <text:p>19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19760">
                <text:p>197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19880">
                <text:p>198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20000">
                <text:p>20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20119">
                <text:p>201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20239">
                <text:p>202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20359">
                <text:p>203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20479">
                <text:p>204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20599">
                <text:p>205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20719">
                <text:p>207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20839">
                <text:p>208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20959">
                <text:p>209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21079">
                <text:p>210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21199">
                <text:p>211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21319">
                <text:p>213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21439">
                <text:p>214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21559">
                <text:p>21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21679">
                <text:p>216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21799">
                <text:p>217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21919">
                <text:p>219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22039">
                <text:p>220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22159">
                <text:p>221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22279">
                <text:p>222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22399">
                <text:p>223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22519">
                <text:p>225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22639">
                <text:p>226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22759">
                <text:p>227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2879">
                <text:p>228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2999">
                <text:p>229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3119">
                <text:p>231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3239">
                <text:p>232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3359">
                <text:p>233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3479">
                <text:p>234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23599">
                <text:p>235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23719">
                <text:p>237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23839">
                <text:p>238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23959">
                <text:p>239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24079">
                <text:p>240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24199">
                <text:p>241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4319">
                <text:p>243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4439">
                <text:p>244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4559">
                <text:p>245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24679">
                <text:p>246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24799">
                <text:p>247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24919">
                <text:p>249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5039">
                <text:p>250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5159">
                <text:p>25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5279">
                <text:p>252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5399">
                <text:p>253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5519">
                <text:p>255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5639">
                <text:p>256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5759">
                <text:p>257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5879">
                <text:p>258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5999">
                <text:p>259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6119">
                <text:p>261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6239">
                <text:p>262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6359">
                <text:p>263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6479">
                <text:p>264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6599">
                <text:p>265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6719">
                <text:p>267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6839">
                <text:p>268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6959">
                <text:p>269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7079">
                <text:p>270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7199">
                <text:p>271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27318">
                <text:p>273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27438">
                <text:p>274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27558">
                <text:p>275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7678">
                <text:p>276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7798">
                <text:p>277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7918">
                <text:p>279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28038">
                <text:p>280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28158">
                <text:p>281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28278">
                <text:p>282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28398">
                <text:p>283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28518">
                <text:p>285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28638">
                <text:p>286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28758">
                <text:p>287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28878">
                <text:p>288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28998">
                <text:p>28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29118">
                <text:p>291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29238">
                <text:p>292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29358">
                <text:p>293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29478">
                <text:p>294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29598">
                <text:p>295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29718">
                <text:p>297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29838">
                <text:p>298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29958">
                <text:p>299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30078">
                <text:p>300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30198">
                <text:p>301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30318">
                <text:p>303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30438">
                <text:p>304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30558">
                <text:p>305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30678">
                <text:p>306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30798">
                <text:p>307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0918">
                <text:p>309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1038">
                <text:p>310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1158">
                <text:p>311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1278">
                <text:p>312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1398">
                <text:p>313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1518">
                <text:p>315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1638">
                <text:p>316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1758">
                <text:p>317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1878">
                <text:p>318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1998">
                <text:p>31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2118">
                <text:p>321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2238">
                <text:p>322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2358">
                <text:p>323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2478">
                <text:p>324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2598">
                <text:p>325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2718">
                <text:p>327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2838">
                <text:p>328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2958">
                <text:p>329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3078">
                <text:p>330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3198">
                <text:p>331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3318">
                <text:p>333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3438">
                <text:p>334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3558">
                <text:p>335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3678">
                <text:p>336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3798">
                <text:p>337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3918">
                <text:p>339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4038">
                <text:p>340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4158">
                <text:p>341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4278">
                <text:p>342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4398">
                <text:p>343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4517">
                <text:p>345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4637">
                <text:p>346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4757">
                <text:p>347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4877">
                <text:p>348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4997">
                <text:p>349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5117">
                <text:p>351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5237">
                <text:p>352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5357">
                <text:p>353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5477">
                <text:p>354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5597">
                <text:p>355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5717">
                <text:p>357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5837">
                <text:p>358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5957">
                <text:p>359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36077">
                <text:p>360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36197">
                <text:p>361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36317">
                <text:p>363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6437">
                <text:p>364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6557">
                <text:p>365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6677">
                <text:p>366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6797">
                <text:p>367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6917">
                <text:p>369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7037">
                <text:p>370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7157">
                <text:p>37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7277">
                <text:p>372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7397">
                <text:p>373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7517">
                <text:p>375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7637">
                <text:p>376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7757">
                <text:p>377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7877">
                <text:p>378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7997">
                <text:p>379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8117">
                <text:p>381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8237">
                <text:p>382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8357">
                <text:p>383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8477">
                <text:p>384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8597">
                <text:p>385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38717">
                <text:p>387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38837">
                <text:p>388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38957">
                <text:p>389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39077">
                <text:p>390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39197">
                <text:p>391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39317">
                <text:p>393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39437">
                <text:p>394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39557">
                <text:p>395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39677">
                <text:p>396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39797">
                <text:p>397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39917">
                <text:p>399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0037">
                <text:p>400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0157">
                <text:p>401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0277">
                <text:p>402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0397">
                <text:p>403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0517">
                <text:p>405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0637">
                <text:p>406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0757">
                <text:p>407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0877">
                <text:p>408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0997">
                <text:p>409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1117">
                <text:p>411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1237">
                <text:p>412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1357">
                <text:p>413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1477">
                <text:p>414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1597">
                <text:p>415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1716">
                <text:p>417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1836">
                <text:p>418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1956">
                <text:p>419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2076">
                <text:p>420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2196">
                <text:p>421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2316">
                <text:p>423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2436">
                <text:p>424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2556">
                <text:p>425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2676">
                <text:p>426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2796">
                <text:p>427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2916">
                <text:p>429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3036">
                <text:p>430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3156">
                <text:p>431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3276">
                <text:p>432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3396">
                <text:p>433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3516">
                <text:p>435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3636">
                <text:p>436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3756">
                <text:p>437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3876">
                <text:p>438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3996">
                <text:p>439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4116">
                <text:p>441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4236">
                <text:p>442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4356">
                <text:p>443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4476">
                <text:p>444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4596">
                <text:p>445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4716">
                <text:p>447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4836">
                <text:p>448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4956">
                <text:p>449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5076">
                <text:p>450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5196">
                <text:p>451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5316">
                <text:p>453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5436">
                <text:p>454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5556">
                <text:p>455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5676">
                <text:p>456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5796">
                <text:p>457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5916">
                <text:p>459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6036">
                <text:p>460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6156">
                <text:p>461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6276">
                <text:p>462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6396">
                <text:p>463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6516">
                <text:p>465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6636">
                <text:p>466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6756">
                <text:p>467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6876">
                <text:p>468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6996">
                <text:p>469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7116">
                <text:p>471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7236">
                <text:p>472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7356">
                <text:p>473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7476">
                <text:p>474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7596">
                <text:p>475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7716">
                <text:p>477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7836">
                <text:p>478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7956">
                <text:p>479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8076">
                <text:p>480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8196">
                <text:p>481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8316">
                <text:p>483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8436">
                <text:p>484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8556">
                <text:p>485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8676">
                <text:p>486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8796">
                <text:p>487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8915">
                <text:p>489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9035">
                <text:p>490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9155">
                <text:p>491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9275">
                <text:p>492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9395">
                <text:p>493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9515">
                <text:p>495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9635">
                <text:p>496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9755">
                <text:p>497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9875">
                <text:p>498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9995">
                <text:p>499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0115">
                <text:p>501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0235">
                <text:p>502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0355">
                <text:p>503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0475">
                <text:p>504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0595">
                <text:p>505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0715">
                <text:p>507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0835">
                <text:p>508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0955">
                <text:p>509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1075">
                <text:p>510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1195">
                <text:p>511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1315">
                <text:p>513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1435">
                <text:p>514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1555">
                <text:p>515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1675">
                <text:p>51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1795">
                <text:p>517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1915">
                <text:p>519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2035">
                <text:p>520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2155">
                <text:p>521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2275">
                <text:p>522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2395">
                <text:p>523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2515">
                <text:p>525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2635">
                <text:p>526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2755">
                <text:p>527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2875">
                <text:p>528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2995">
                <text:p>529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3115">
                <text:p>531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3235">
                <text:p>532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3355">
                <text:p>533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3475">
                <text:p>534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3595">
                <text:p>535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3715">
                <text:p>537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3835">
                <text:p>538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3955">
                <text:p>539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4075">
                <text:p>540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4195">
                <text:p>541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4315">
                <text:p>543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4435">
                <text:p>544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4555">
                <text:p>545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4675">
                <text:p>54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4795">
                <text:p>547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4915">
                <text:p>549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5035">
                <text:p>550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5155">
                <text:p>551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5275">
                <text:p>552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5395">
                <text:p>553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5515">
                <text:p>555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5635">
                <text:p>556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5755">
                <text:p>557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5875">
                <text:p>558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5995">
                <text:p>559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6114">
                <text:p>561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6234">
                <text:p>562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6354">
                <text:p>563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6474">
                <text:p>564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6594">
                <text:p>565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6714">
                <text:p>567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6834">
                <text:p>56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6954">
                <text:p>569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7074">
                <text:p>570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7194">
                <text:p>571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7314">
                <text:p>573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7434">
                <text:p>574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7554">
                <text:p>575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7674">
                <text:p>576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7794">
                <text:p>577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7914">
                <text:p>579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8034">
                <text:p>580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8154">
                <text:p>581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8274">
                <text:p>582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8394">
                <text:p>583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8514">
                <text:p>585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8634">
                <text:p>586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8754">
                <text:p>587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8874">
                <text:p>588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8994">
                <text:p>58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9114">
                <text:p>591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9234">
                <text:p>592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9354">
                <text:p>593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9474">
                <text:p>594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9594">
                <text:p>595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9714">
                <text:p>597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9834">
                <text:p>59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9954">
                <text:p>599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0074">
                <text:p>600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0194">
                <text:p>601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0314">
                <text:p>603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0434">
                <text:p>604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0554">
                <text:p>605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0674">
                <text:p>606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0794">
                <text:p>607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0914">
                <text:p>609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1034">
                <text:p>610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1154">
                <text:p>611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1274">
                <text:p>612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1394">
                <text:p>613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1514">
                <text:p>615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1634">
                <text:p>616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1754">
                <text:p>617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1874">
                <text:p>618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1994">
                <text:p>61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2114">
                <text:p>62114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68cm" svg:height="12.126cm" xlink:href=".." xlink:type="simple" chart:class="chart:scatter" chart:column-mapping="1 0" chart:style-name="ch1">
        <chart:legend chart:legend-position="end" svg:x="16.716cm" svg:y="5.764cm" style:legend-expansion="high" chart:style-name="ch2"/>
        <chart:plot-area chart:style-name="ch3" table:cell-range-address="'p=13.5'.A2:'p=13.5'.B940" svg:x="0.391cm" svg:y="0.242cm" svg:width="15.934cm" svg:height="11.642cm">
          <chart:coordinate-region svg:x="1.012cm" svg:y="0.441cm" svg:width="14.849cm" svg:height="10.7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=13.5'.A2:'p=13.5'.A940" chart:class="chart:scatter">
            <chart:domain table:cell-range-address="'p=13.5'.B2:'p=13.5'.B940"/>
            <chart:data-point chart:repeated="9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'p=13.5'.B2:'p=13.5'.B940</svg:desc>
                </draw:g>
              </table:table-cell>
              <table:table-cell office:value-type="float" office:value="34">
                <text:p>34</text:p>
                <draw:g>
                  <svg:desc>'p=13.5'.A2:'p=13.5'.A9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">
                <text:p>10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">
                <text:p>1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9">
                <text:p>1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1">
                <text:p>1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4">
                <text:p>1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6">
                <text:p>17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8">
                <text:p>1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3">
                <text:p>2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5">
                <text:p>2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7">
                <text:p>2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9">
                <text:p>24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2">
                <text:p>2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4">
                <text:p>2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6">
                <text:p>28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8">
                <text:p>29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1">
                <text:p>3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5">
                <text:p>3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7">
                <text:p>3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0">
                <text:p>3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2">
                <text:p>3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4">
                <text:p>3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6">
                <text:p>3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9">
                <text:p>4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1">
                <text:p>4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3">
                <text:p>4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5">
                <text:p>4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8">
                <text:p>45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0">
                <text:p>4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2">
                <text:p>4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4">
                <text:p>4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7">
                <text:p>5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9">
                <text:p>5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1">
                <text:p>5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3">
                <text:p>5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6">
                <text:p>5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8">
                <text:p>56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0">
                <text:p>5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2">
                <text:p>59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5">
                <text:p>6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7">
                <text:p>6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29">
                <text:p>6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41">
                <text:p>6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4">
                <text:p>6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6">
                <text:p>6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8">
                <text:p>6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0">
                <text:p>6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3">
                <text:p>7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5">
                <text:p>7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27">
                <text:p>7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39">
                <text:p>7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2">
                <text:p>7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4">
                <text:p>7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6">
                <text:p>7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8">
                <text:p>7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01">
                <text:p>8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13">
                <text:p>8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25">
                <text:p>8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37">
                <text:p>8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50">
                <text:p>8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62">
                <text:p>8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74">
                <text:p>8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86">
                <text:p>88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99">
                <text:p>8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11">
                <text:p>9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23">
                <text:p>9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35">
                <text:p>9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48">
                <text:p>9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60">
                <text:p>9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2">
                <text:p>9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4">
                <text:p>9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7">
                <text:p>9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9">
                <text:p>10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22">
                <text:p>10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36">
                <text:p>10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49">
                <text:p>10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62">
                <text:p>10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6">
                <text:p>10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89">
                <text:p>10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03">
                <text:p>11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16">
                <text:p>11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29">
                <text:p>11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43">
                <text:p>11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56">
                <text:p>11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69">
                <text:p>11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83">
                <text:p>1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96">
                <text:p>11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09">
                <text:p>12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23">
                <text:p>12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36">
                <text:p>12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50">
                <text:p>12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62">
                <text:p>12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74">
                <text:p>12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86">
                <text:p>12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99">
                <text:p>12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11">
                <text:p>13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23">
                <text:p>13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35">
                <text:p>13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48">
                <text:p>13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60">
                <text:p>13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72">
                <text:p>13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84">
                <text:p>13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97">
                <text:p>13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09">
                <text:p>14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21">
                <text:p>14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33">
                <text:p>14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46">
                <text:p>14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58">
                <text:p>14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70">
                <text:p>14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82">
                <text:p>14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95">
                <text:p>14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07">
                <text:p>15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19">
                <text:p>15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31">
                <text:p>15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44">
                <text:p>15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56">
                <text:p>15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68">
                <text:p>15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80">
                <text:p>15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93">
                <text:p>15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05">
                <text:p>16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17">
                <text:p>16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29">
                <text:p>16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42">
                <text:p>16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54">
                <text:p>16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66">
                <text:p>16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78">
                <text:p>16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91">
                <text:p>16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03">
                <text:p>17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15">
                <text:p>17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29">
                <text:p>17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42">
                <text:p>17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55">
                <text:p>17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69">
                <text:p>17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82">
                <text:p>17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95">
                <text:p>17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09">
                <text:p>18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22">
                <text:p>18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35">
                <text:p>18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49">
                <text:p>18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62">
                <text:p>18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76">
                <text:p>18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89">
                <text:p>18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02">
                <text:p>19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16">
                <text:p>19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29">
                <text:p>19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42">
                <text:p>19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56">
                <text:p>19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69">
                <text:p>19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82">
                <text:p>19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96">
                <text:p>19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09">
                <text:p>20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23">
                <text:p>20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36">
                <text:p>20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49">
                <text:p>20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63">
                <text:p>20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76">
                <text:p>20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89">
                <text:p>20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03">
                <text:p>21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16">
                <text:p>21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30">
                <text:p>21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43">
                <text:p>21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56">
                <text:p>21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70">
                <text:p>21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83">
                <text:p>21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96">
                <text:p>21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10">
                <text:p>22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23">
                <text:p>22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36">
                <text:p>22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50">
                <text:p>22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63">
                <text:p>22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77">
                <text:p>22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90">
                <text:p>22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03">
                <text:p>23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17">
                <text:p>23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30">
                <text:p>23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43">
                <text:p>23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57">
                <text:p>23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70">
                <text:p>23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83">
                <text:p>23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97">
                <text:p>239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10">
                <text:p>24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24">
                <text:p>24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37">
                <text:p>24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50">
                <text:p>24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64">
                <text:p>24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77">
                <text:p>24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90">
                <text:p>24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04">
                <text:p>25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17">
                <text:p>25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30">
                <text:p>25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44">
                <text:p>25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57">
                <text:p>25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71">
                <text:p>2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84">
                <text:p>25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97">
                <text:p>25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11">
                <text:p>26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24">
                <text:p>2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37">
                <text:p>26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51">
                <text:p>26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64">
                <text:p>26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78">
                <text:p>26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91">
                <text:p>26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04">
                <text:p>27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18">
                <text:p>27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31">
                <text:p>27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744">
                <text:p>27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58">
                <text:p>27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71">
                <text:p>27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784">
                <text:p>27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798">
                <text:p>2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11">
                <text:p>28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23">
                <text:p>28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36">
                <text:p>28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48">
                <text:p>28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60">
                <text:p>28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72">
                <text:p>28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85">
                <text:p>28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97">
                <text:p>28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09">
                <text:p>29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21">
                <text:p>29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934">
                <text:p>29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46">
                <text:p>29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58">
                <text:p>29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70">
                <text:p>29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83">
                <text:p>29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95">
                <text:p>29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07">
                <text:p>30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019">
                <text:p>30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032">
                <text:p>30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044">
                <text:p>30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56">
                <text:p>30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68">
                <text:p>30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81">
                <text:p>30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93">
                <text:p>30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105">
                <text:p>31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17">
                <text:p>31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130">
                <text:p>31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142">
                <text:p>31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154">
                <text:p>3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166">
                <text:p>31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179">
                <text:p>31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191">
                <text:p>31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204">
                <text:p>32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218">
                <text:p>32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231">
                <text:p>32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243">
                <text:p>32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256">
                <text:p>32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268">
                <text:p>32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280">
                <text:p>32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293">
                <text:p>32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307">
                <text:p>33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320">
                <text:p>33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334">
                <text:p>33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347">
                <text:p>33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360">
                <text:p>33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374">
                <text:p>33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387">
                <text:p>33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00">
                <text:p>34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414">
                <text:p>34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427">
                <text:p>34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440">
                <text:p>34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454">
                <text:p>34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467">
                <text:p>34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481">
                <text:p>34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494">
                <text:p>34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507">
                <text:p>35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521">
                <text:p>35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534">
                <text:p>35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547">
                <text:p>35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561">
                <text:p>35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574">
                <text:p>35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588">
                <text:p>35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01">
                <text:p>36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614">
                <text:p>36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628">
                <text:p>36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641">
                <text:p>36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654">
                <text:p>36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68">
                <text:p>36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681">
                <text:p>36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94">
                <text:p>36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708">
                <text:p>37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721">
                <text:p>37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735">
                <text:p>37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748">
                <text:p>37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761">
                <text:p>37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775">
                <text:p>37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788">
                <text:p>37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801">
                <text:p>38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815">
                <text:p>38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828">
                <text:p>38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841">
                <text:p>38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855">
                <text:p>38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868">
                <text:p>38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882">
                <text:p>38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895">
                <text:p>38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908">
                <text:p>39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922">
                <text:p>39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935">
                <text:p>39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948">
                <text:p>39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962">
                <text:p>39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975">
                <text:p>39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989">
                <text:p>39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02">
                <text:p>40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15">
                <text:p>40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29">
                <text:p>40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42">
                <text:p>40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55">
                <text:p>40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069">
                <text:p>40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82">
                <text:p>40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95">
                <text:p>40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109">
                <text:p>41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122">
                <text:p>41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136">
                <text:p>41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149">
                <text:p>41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162">
                <text:p>41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176">
                <text:p>41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189">
                <text:p>41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202">
                <text:p>42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216">
                <text:p>42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229">
                <text:p>42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242">
                <text:p>42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256">
                <text:p>42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269">
                <text:p>42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283">
                <text:p>42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96">
                <text:p>42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309">
                <text:p>43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323">
                <text:p>43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336">
                <text:p>43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349">
                <text:p>43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363">
                <text:p>43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375">
                <text:p>43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387">
                <text:p>43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400">
                <text:p>44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412">
                <text:p>44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424">
                <text:p>44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36">
                <text:p>44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449">
                <text:p>44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461">
                <text:p>44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73">
                <text:p>44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485">
                <text:p>44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498">
                <text:p>44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510">
                <text:p>45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522">
                <text:p>45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534">
                <text:p>45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547">
                <text:p>45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559">
                <text:p>45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571">
                <text:p>45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583">
                <text:p>45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596">
                <text:p>45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608">
                <text:p>46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620">
                <text:p>46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632">
                <text:p>46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645">
                <text:p>46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657">
                <text:p>46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669">
                <text:p>46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681">
                <text:p>46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694">
                <text:p>46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706">
                <text:p>47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718">
                <text:p>47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730">
                <text:p>47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743">
                <text:p>47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755">
                <text:p>47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767">
                <text:p>47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779">
                <text:p>47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792">
                <text:p>47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804">
                <text:p>48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816">
                <text:p>48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828">
                <text:p>48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842">
                <text:p>48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855">
                <text:p>4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868">
                <text:p>48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882">
                <text:p>48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895">
                <text:p>48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909">
                <text:p>4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922">
                <text:p>49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935">
                <text:p>49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949">
                <text:p>49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962">
                <text:p>49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975">
                <text:p>49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989">
                <text:p>4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002">
                <text:p>50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015">
                <text:p>50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029">
                <text:p>50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042">
                <text:p>50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056">
                <text:p>50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069">
                <text:p>50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082">
                <text:p>50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096">
                <text:p>50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109">
                <text:p>510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122">
                <text:p>51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136">
                <text:p>51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149">
                <text:p>51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163">
                <text:p>51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176">
                <text:p>51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189">
                <text:p>51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203">
                <text:p>52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216">
                <text:p>52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229">
                <text:p>52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243">
                <text:p>52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256">
                <text:p>52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269">
                <text:p>52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283">
                <text:p>52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296">
                <text:p>52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310">
                <text:p>53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323">
                <text:p>53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336">
                <text:p>53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350">
                <text:p>53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363">
                <text:p>53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376">
                <text:p>53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390">
                <text:p>53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403">
                <text:p>54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416">
                <text:p>54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430">
                <text:p>54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443">
                <text:p>54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457">
                <text:p>54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470">
                <text:p>54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483">
                <text:p>54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497">
                <text:p>549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510">
                <text:p>55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523">
                <text:p>55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537">
                <text:p>55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550">
                <text:p>55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563">
                <text:p>55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577">
                <text:p>55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590">
                <text:p>55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604">
                <text:p>56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617">
                <text:p>56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630">
                <text:p>56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644">
                <text:p>56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657">
                <text:p>56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670">
                <text:p>56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684">
                <text:p>56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697">
                <text:p>56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711">
                <text:p>57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724">
                <text:p>57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737">
                <text:p>57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751">
                <text:p>57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764">
                <text:p>57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777">
                <text:p>57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791">
                <text:p>57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804">
                <text:p>58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817">
                <text:p>58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831">
                <text:p>58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844">
                <text:p>58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858">
                <text:p>58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871">
                <text:p>58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884">
                <text:p>58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898">
                <text:p>58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911">
                <text:p>59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924">
                <text:p>59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938">
                <text:p>59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951">
                <text:p>59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964">
                <text:p>59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978">
                <text:p>5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991">
                <text:p>59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005">
                <text:p>60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017">
                <text:p>60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029">
                <text:p>60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041">
                <text:p>60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054">
                <text:p>60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066">
                <text:p>60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078">
                <text:p>60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090">
                <text:p>60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103">
                <text:p>6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115">
                <text:p>61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127">
                <text:p>6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139">
                <text:p>61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152">
                <text:p>61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164">
                <text:p>61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176">
                <text:p>61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188">
                <text:p>61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201">
                <text:p>62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213">
                <text:p>62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225">
                <text:p>62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237">
                <text:p>62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250">
                <text:p>62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262">
                <text:p>62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274">
                <text:p>62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286">
                <text:p>62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299">
                <text:p>62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311">
                <text:p>63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323">
                <text:p>63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335">
                <text:p>63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348">
                <text:p>63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360">
                <text:p>63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372">
                <text:p>6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384">
                <text:p>63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397">
                <text:p>63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409">
                <text:p>64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421">
                <text:p>64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435">
                <text:p>64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448">
                <text:p>64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461">
                <text:p>64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475">
                <text:p>64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488">
                <text:p>64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501">
                <text:p>65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515">
                <text:p>65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528">
                <text:p>65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541">
                <text:p>65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555">
                <text:p>65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568">
                <text:p>65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582">
                <text:p>65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595">
                <text:p>6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608">
                <text:p>66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622">
                <text:p>66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635">
                <text:p>66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648">
                <text:p>66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662">
                <text:p>66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675">
                <text:p>66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688">
                <text:p>66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702">
                <text:p>67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715">
                <text:p>67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729">
                <text:p>67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742">
                <text:p>67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755">
                <text:p>67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769">
                <text:p>67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782">
                <text:p>67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795">
                <text:p>67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809">
                <text:p>68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822">
                <text:p>68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835">
                <text:p>68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849">
                <text:p>68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862">
                <text:p>68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876">
                <text:p>68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889">
                <text:p>6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902">
                <text:p>69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916">
                <text:p>69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929">
                <text:p>69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942">
                <text:p>69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956">
                <text:p>69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969">
                <text:p>69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983">
                <text:p>69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996">
                <text:p>69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009">
                <text:p>70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023">
                <text:p>70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036">
                <text:p>70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049">
                <text:p>70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063">
                <text:p>70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076">
                <text:p>70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089">
                <text:p>70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103">
                <text:p>71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116">
                <text:p>71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130">
                <text:p>71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143">
                <text:p>71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156">
                <text:p>71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170">
                <text:p>71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183">
                <text:p>71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196">
                <text:p>71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210">
                <text:p>72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223">
                <text:p>72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236">
                <text:p>72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250">
                <text:p>72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263">
                <text:p>72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277">
                <text:p>72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290">
                <text:p>72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303">
                <text:p>73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317">
                <text:p>73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330">
                <text:p>7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343">
                <text:p>73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357">
                <text:p>73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370">
                <text:p>73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384">
                <text:p>73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397">
                <text:p>73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410">
                <text:p>74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424">
                <text:p>74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437">
                <text:p>74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450">
                <text:p>74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464">
                <text:p>74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477">
                <text:p>74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490">
                <text:p>74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504">
                <text:p>75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517">
                <text:p>7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531">
                <text:p>75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544">
                <text:p>75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557">
                <text:p>75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570">
                <text:p>75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582">
                <text:p>75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594">
                <text:p>75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606">
                <text:p>76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619">
                <text:p>76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631">
                <text:p>76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643">
                <text:p>76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655">
                <text:p>76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668">
                <text:p>76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680">
                <text:p>76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692">
                <text:p>76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704">
                <text:p>77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717">
                <text:p>77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729">
                <text:p>77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741">
                <text:p>77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753">
                <text:p>77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766">
                <text:p>77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778">
                <text:p>77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790">
                <text:p>77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802">
                <text:p>78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815">
                <text:p>78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827">
                <text:p>78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839">
                <text:p>78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851">
                <text:p>78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864">
                <text:p>7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876">
                <text:p>78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888">
                <text:p>78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900">
                <text:p>79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913">
                <text:p>79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925">
                <text:p>79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937">
                <text:p>79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950">
                <text:p>79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964">
                <text:p>79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977">
                <text:p>79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991">
                <text:p>79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004">
                <text:p>80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017">
                <text:p>80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031">
                <text:p>80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044">
                <text:p>80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057">
                <text:p>80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071">
                <text:p>80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084">
                <text:p>80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097">
                <text:p>80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111">
                <text:p>81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124">
                <text:p>81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138">
                <text:p>81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151">
                <text:p>81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164">
                <text:p>81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178">
                <text:p>81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191">
                <text:p>81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204">
                <text:p>82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218">
                <text:p>82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231">
                <text:p>82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245">
                <text:p>82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258">
                <text:p>82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271">
                <text:p>82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285">
                <text:p>82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298">
                <text:p>82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311">
                <text:p>83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325">
                <text:p>83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338">
                <text:p>83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351">
                <text:p>83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365">
                <text:p>83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378">
                <text:p>83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392">
                <text:p>83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405">
                <text:p>84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418">
                <text:p>84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432">
                <text:p>84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445">
                <text:p>84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458">
                <text:p>84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472">
                <text:p>84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485">
                <text:p>84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498">
                <text:p>84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512">
                <text:p>8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525">
                <text:p>85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539">
                <text:p>85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552">
                <text:p>8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565">
                <text:p>85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579">
                <text:p>85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592">
                <text:p>85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605">
                <text:p>86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619">
                <text:p>86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632">
                <text:p>86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645">
                <text:p>86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659">
                <text:p>86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672">
                <text:p>86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686">
                <text:p>86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699">
                <text:p>86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712">
                <text:p>87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726">
                <text:p>87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739">
                <text:p>87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752">
                <text:p>87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766">
                <text:p>87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779">
                <text:p>87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793">
                <text:p>87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806">
                <text:p>88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819">
                <text:p>88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833">
                <text:p>88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846">
                <text:p>88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859">
                <text:p>88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873">
                <text:p>88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886">
                <text:p>88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899">
                <text:p>88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913">
                <text:p>89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926">
                <text:p>89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940">
                <text:p>89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953">
                <text:p>89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966">
                <text:p>89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980">
                <text:p>89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993">
                <text:p>89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006">
                <text:p>9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020">
                <text:p>90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033">
                <text:p>90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046">
                <text:p>90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060">
                <text:p>90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073">
                <text:p>90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085">
                <text:p>90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098">
                <text:p>90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110">
                <text:p>91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122">
                <text:p>91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134">
                <text:p>91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147">
                <text:p>91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159">
                <text:p>91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171">
                <text:p>91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183">
                <text:p>91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196">
                <text:p>91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208">
                <text:p>92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220">
                <text:p>9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232">
                <text:p>9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245">
                <text:p>92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257">
                <text:p>92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269">
                <text:p>92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281">
                <text:p>92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294">
                <text:p>92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306">
                <text:p>93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318">
                <text:p>93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331">
                <text:p>93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343">
                <text:p>93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355">
                <text:p>93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367">
                <text:p>93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380">
                <text:p>93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392">
                <text:p>93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404">
                <text:p>94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416">
                <text:p>94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429">
                <text:p>94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441">
                <text:p>94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453">
                <text:p>94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466">
                <text:p>94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480">
                <text:p>94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493">
                <text:p>94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506">
                <text:p>95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519">
                <text:p>95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531">
                <text:p>95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543">
                <text:p>95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557">
                <text:p>95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570">
                <text:p>95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583">
                <text:p>95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597">
                <text:p>95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610">
                <text:p>96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623">
                <text:p>96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637">
                <text:p>96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650">
                <text:p>96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664">
                <text:p>96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677">
                <text:p>96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690">
                <text:p>96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704">
                <text:p>97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717">
                <text:p>97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730">
                <text:p>97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744">
                <text:p>97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757">
                <text:p>97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770">
                <text:p>97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784">
                <text:p>97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797">
                <text:p>97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811">
                <text:p>98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824">
                <text:p>98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837">
                <text:p>98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851">
                <text:p>98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864">
                <text:p>98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877">
                <text:p>98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891">
                <text:p>98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904">
                <text:p>99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918">
                <text:p>99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931">
                <text:p>99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944">
                <text:p>99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958">
                <text:p>99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971">
                <text:p>99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984">
                <text:p>99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998">
                <text:p>99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011">
                <text:p>100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024">
                <text:p>100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038">
                <text:p>100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051">
                <text:p>100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0065">
                <text:p>100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0078">
                <text:p>100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0091">
                <text:p>100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105">
                <text:p>101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118">
                <text:p>101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0131">
                <text:p>101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0145">
                <text:p>101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0158">
                <text:p>101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171">
                <text:p>101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0185">
                <text:p>101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198">
                <text:p>101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212">
                <text:p>102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225">
                <text:p>102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0238">
                <text:p>102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0252">
                <text:p>102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265">
                <text:p>102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278">
                <text:p>102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292">
                <text:p>102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305">
                <text:p>103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318">
                <text:p>103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332">
                <text:p>103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345">
                <text:p>103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359">
                <text:p>103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372">
                <text:p>103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385">
                <text:p>103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399">
                <text:p>103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412">
                <text:p>104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425">
                <text:p>104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439">
                <text:p>104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452">
                <text:p>104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466">
                <text:p>10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0479">
                <text:p>104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0492">
                <text:p>104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0506">
                <text:p>105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519">
                <text:p>105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0532">
                <text:p>105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546">
                <text:p>105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0559">
                <text:p>10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572">
                <text:p>105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586">
                <text:p>105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599">
                <text:p>105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0613">
                <text:p>106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626">
                <text:p>106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639">
                <text:p>106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0653">
                <text:p>106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666">
                <text:p>106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679">
                <text:p>106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693">
                <text:p>106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706">
                <text:p>107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0719">
                <text:p>107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733">
                <text:p>107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0746">
                <text:p>107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0760">
                <text:p>107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773">
                <text:p>107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0786">
                <text:p>107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800">
                <text:p>108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813">
                <text:p>108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826">
                <text:p>108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840">
                <text:p>108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0853">
                <text:p>108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866">
                <text:p>10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880">
                <text:p>108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893">
                <text:p>108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907">
                <text:p>109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0920">
                <text:p>109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933">
                <text:p>109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947">
                <text:p>109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960">
                <text:p>109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973">
                <text:p>109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987">
                <text:p>109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1000">
                <text:p>11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1014">
                <text:p>110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1027">
                <text:p>110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1040">
                <text:p>110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1054">
                <text:p>110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1067">
                <text:p>110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080">
                <text:p>110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1094">
                <text:p>110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1107">
                <text:p>111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1120">
                <text:p>111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1134">
                <text:p>111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1147">
                <text:p>111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1161">
                <text:p>111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1174">
                <text:p>111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1187">
                <text:p>111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1201">
                <text:p>112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214">
                <text:p>112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1227">
                <text:p>112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1241">
                <text:p>112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1254">
                <text:p>112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1267">
                <text:p>112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1281">
                <text:p>112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294">
                <text:p>112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1308">
                <text:p>113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1321">
                <text:p>113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1334">
                <text:p>113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1348">
                <text:p>113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361">
                <text:p>113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1374">
                <text:p>113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388">
                <text:p>113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1401">
                <text:p>114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415">
                <text:p>114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1428">
                <text:p>114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1441">
                <text:p>114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1455">
                <text:p>114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1468">
                <text:p>114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1481">
                <text:p>114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1495">
                <text:p>114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1508">
                <text:p>115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521">
                <text:p>115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535">
                <text:p>115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1548">
                <text:p>115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1562">
                <text:p>115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1575">
                <text:p>115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1588">
                <text:p>115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1602">
                <text:p>116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1615">
                <text:p>116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1628">
                <text:p>116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1642">
                <text:p>116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1655">
                <text:p>116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1668">
                <text:p>1166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1682">
                <text:p>116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1695">
                <text:p>116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1709">
                <text:p>117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1722">
                <text:p>117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1735">
                <text:p>117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1749">
                <text:p>117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1762">
                <text:p>117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775">
                <text:p>117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1789">
                <text:p>117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802">
                <text:p>118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1815">
                <text:p>118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1829">
                <text:p>118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1842">
                <text:p>118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1856">
                <text:p>118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869">
                <text:p>118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1882">
                <text:p>118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896">
                <text:p>118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1909">
                <text:p>119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1922">
                <text:p>119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1936">
                <text:p>119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1949">
                <text:p>119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1963">
                <text:p>11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976">
                <text:p>119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1989">
                <text:p>119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2003">
                <text:p>120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2016">
                <text:p>120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2029">
                <text:p>120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2043">
                <text:p>120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2056">
                <text:p>120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2069">
                <text:p>120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2083">
                <text:p>120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2096">
                <text:p>120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2110">
                <text:p>121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2123">
                <text:p>121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2136">
                <text:p>121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2150">
                <text:p>121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2163">
                <text:p>121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2176">
                <text:p>121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2190">
                <text:p>121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2203">
                <text:p>12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2216">
                <text:p>122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2230">
                <text:p>122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2243">
                <text:p>122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2257">
                <text:p>122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2270">
                <text:p>122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2283">
                <text:p>122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2297">
                <text:p>122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310">
                <text:p>123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